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_SIM_TIME_10000" table:style-name="ta1">
        <table:shapes>
          <draw:frame draw:z-index="0" draw:style-name="gr1" draw:text-style-name="P1" svg:width="278.13mm" svg:height="156.45mm" svg:x="317.94mm" svg:y="22.31mm">
            <draw:object draw:notify-on-update-of-ranges="N_100_SIM_TIME_10000.A1:N_100_SIM_TIME_10000.A1 N_100_SIM_TIME_10000.A2:N_100_SIM_TIME_10000.A101 N_100_SIM_TIME_10000.B1:N_100_SIM_TIME_10000.B1 N_100_SIM_TIME_10000.B2:N_100_SIM_TIME_10000.B101 N_100_SIM_TIME_10000.C1:N_100_SIM_TIME_10000.C1 N_100_SIM_TIME_10000.C2:N_100_SIM_TIME_10000.C101 N_100_SIM_TIME_10000.D1:N_100_SIM_TIME_10000.D1 N_100_SIM_TIME_10000.D2:N_100_SIM_TIME_10000.D101 N_100_SIM_TIME_10000.E1:N_100_SIM_TIME_10000.E1 N_100_SIM_TIME_10000.E2:N_100_SIM_TIME_10000.E101 N_100_SIM_TIME_10000.F1:N_100_SIM_TIME_10000.F1 N_100_SIM_TIME_10000.F2:N_100_SIM_TIME_10000.F101 N_100_SIM_TIME_10000.G1:N_100_SIM_TIME_10000.G1 N_100_SIM_TIME_10000.G2:N_100_SIM_TIME_10000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  <table:table-cell office:value-type="string" calcext:value-type="string">
            <text:p><text:s/>理論式 P_success</text:p>
          </table:table-cell>
          <table:table-cell office:value-type="string" calcext:value-type="string">
            <text:p><text:s/>理論式 P_nobody</text:p>
          </table:table-cell>
          <table:table-cell office:value-type="string" calcext:value-type="string">
            <text:p><text:s/>理論式 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<text:s/>-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0516727650753861" calcext:value-type="float">
            <text:p>0.051672765075386</text:p>
          </table:table-cell>
          <table:table-cell office:value-type="float" office:value="0.01" calcext:value-type="float">
            <text:p>0.01</text:p>
          </table:table-cell>
          <table:table-cell office:value-type="float" office:value="0.938327234924614" calcext:value-type="float">
            <text:p>0.938327234924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833455301507722" calcext:value-type="float">
            <text:p>0.083345530150772</text:p>
          </table:table-cell>
          <table:table-cell office:value-type="float" office:value="0.02" calcext:value-type="float">
            <text:p>0.02</text:p>
          </table:table-cell>
          <table:table-cell office:value-type="float" office:value="0.896654469849228" calcext:value-type="float">
            <text:p>0.896654469849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110018295226158" calcext:value-type="float">
            <text:p>0.110018295226158</text:p>
          </table:table-cell>
          <table:table-cell office:value-type="float" office:value="0.03" calcext:value-type="float">
            <text:p>0.03</text:p>
          </table:table-cell>
          <table:table-cell office:value-type="float" office:value="0.859981704773842" calcext:value-type="float">
            <text:p>0.859981704773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133357726968211" calcext:value-type="float">
            <text:p>0.133357726968211</text:p>
          </table:table-cell>
          <table:table-cell office:value-type="float" office:value="0.04" calcext:value-type="float">
            <text:p>0.04</text:p>
          </table:table-cell>
          <table:table-cell office:value-type="float" office:value="0.826642273031789" calcext:value-type="float">
            <text:p>0.826642273031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154197158710264" calcext:value-type="float">
            <text:p>0.154197158710264</text:p>
          </table:table-cell>
          <table:table-cell office:value-type="float" office:value="0.05" calcext:value-type="float">
            <text:p>0.05</text:p>
          </table:table-cell>
          <table:table-cell office:value-type="float" office:value="0.795802841289736" calcext:value-type="float">
            <text:p>0.795802841289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173036590452317" calcext:value-type="float">
            <text:p>0.173036590452317</text:p>
          </table:table-cell>
          <table:table-cell office:value-type="float" office:value="0.06" calcext:value-type="float">
            <text:p>0.06</text:p>
          </table:table-cell>
          <table:table-cell office:value-type="float" office:value="0.766963409547683" calcext:value-type="float">
            <text:p>0.766963409547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190209355527703" calcext:value-type="float">
            <text:p>0.190209355527703</text:p>
          </table:table-cell>
          <table:table-cell office:value-type="float" office:value="0.07" calcext:value-type="float">
            <text:p>0.07</text:p>
          </table:table-cell>
          <table:table-cell office:value-type="float" office:value="0.739790644472297" calcext:value-type="float">
            <text:p>0.739790644472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205953549174517" calcext:value-type="float">
            <text:p>0.205953549174517</text:p>
          </table:table-cell>
          <table:table-cell office:value-type="float" office:value="0.08" calcext:value-type="float">
            <text:p>0.08</text:p>
          </table:table-cell>
          <table:table-cell office:value-type="float" office:value="0.714046450825483" calcext:value-type="float">
            <text:p>0.714046450825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9" calcext:value-type="float">
            <text:p>0.22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220447742821332" calcext:value-type="float">
            <text:p>0.220447742821332</text:p>
          </table:table-cell>
          <table:table-cell office:value-type="float" office:value="0.09" calcext:value-type="float">
            <text:p>0.09</text:p>
          </table:table-cell>
          <table:table-cell office:value-type="float" office:value="0.689552257178668" calcext:value-type="float">
            <text:p>0.689552257178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33830825357035" calcext:value-type="float">
            <text:p>0.233830825357035</text:p>
          </table:table-cell>
          <table:table-cell office:value-type="float" office:value="0.1" calcext:value-type="float">
            <text:p>0.1</text:p>
          </table:table-cell>
          <table:table-cell office:value-type="float" office:value="0.666169174642964" calcext:value-type="float">
            <text:p>0.6661691746429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246213907892739" calcext:value-type="float">
            <text:p>0.246213907892739</text:p>
          </table:table-cell>
          <table:table-cell office:value-type="float" office:value="0.11" calcext:value-type="float">
            <text:p>0.11</text:p>
          </table:table-cell>
          <table:table-cell office:value-type="float" office:value="0.643786092107261" calcext:value-type="float">
            <text:p>0.643786092107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7687899519352" calcext:value-type="float">
            <text:p>0.257687899519352</text:p>
          </table:table-cell>
          <table:table-cell office:value-type="float" office:value="0.12" calcext:value-type="float">
            <text:p>0.12</text:p>
          </table:table-cell>
          <table:table-cell office:value-type="float" office:value="0.622312100480648" calcext:value-type="float">
            <text:p>0.622312100480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268328557812631" calcext:value-type="float">
            <text:p>0.268328557812631</text:p>
          </table:table-cell>
          <table:table-cell office:value-type="float" office:value="0.13" calcext:value-type="float">
            <text:p>0.13</text:p>
          </table:table-cell>
          <table:table-cell office:value-type="float" office:value="0.601671442187369" calcext:value-type="float">
            <text:p>0.601671442187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27819998533668" calcext:value-type="float">
            <text:p>0.27819998533668</text:p>
          </table:table-cell>
          <table:table-cell office:value-type="float" office:value="0.14" calcext:value-type="float">
            <text:p>0.14</text:p>
          </table:table-cell>
          <table:table-cell office:value-type="float" office:value="0.58180001466332" calcext:value-type="float">
            <text:p>0.58180001466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287357127146442" calcext:value-type="float">
            <text:p>0.287357127146442</text:p>
          </table:table-cell>
          <table:table-cell office:value-type="float" office:value="0.15" calcext:value-type="float">
            <text:p>0.15</text:p>
          </table:table-cell>
          <table:table-cell office:value-type="float" office:value="0.562642872853558" calcext:value-type="float">
            <text:p>0.562642872853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295847602289539" calcext:value-type="float">
            <text:p>0.295847602289539</text:p>
          </table:table-cell>
          <table:table-cell office:value-type="float" office:value="0.16" calcext:value-type="float">
            <text:p>0.16</text:p>
          </table:table-cell>
          <table:table-cell office:value-type="float" office:value="0.544152397710461" calcext:value-type="float">
            <text:p>0.544152397710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7" calcext:value-type="float">
            <text:p>0.307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5276" calcext:value-type="float">
            <text:p>0.5276</text:p>
          </table:table-cell>
          <table:table-cell office:value-type="float" office:value="0.303713077432635" calcext:value-type="float">
            <text:p>0.303713077432635</text:p>
          </table:table-cell>
          <table:table-cell office:value-type="float" office:value="0.17" calcext:value-type="float">
            <text:p>0.17</text:p>
          </table:table-cell>
          <table:table-cell office:value-type="float" office:value="0.526286922567365" calcext:value-type="float">
            <text:p>0.526286922567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310990317281613" calcext:value-type="float">
            <text:p>0.310990317281613</text:p>
          </table:table-cell>
          <table:table-cell office:value-type="float" office:value="0.18" calcext:value-type="float">
            <text:p>0.18</text:p>
          </table:table-cell>
          <table:table-cell office:value-type="float" office:value="0.509009682718387" calcext:value-type="float">
            <text:p>0.509009682718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317712001575036" calcext:value-type="float">
            <text:p>0.317712001575036</text:p>
          </table:table-cell>
          <table:table-cell office:value-type="float" office:value="0.19" calcext:value-type="float">
            <text:p>0.19</text:p>
          </table:table-cell>
          <table:table-cell office:value-type="float" office:value="0.492287998424964" calcext:value-type="float">
            <text:p>0.492287998424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323907370078986" calcext:value-type="float">
            <text:p>0.323907370078986</text:p>
          </table:table-cell>
          <table:table-cell office:value-type="float" office:value="0.2" calcext:value-type="float">
            <text:p>0.2</text:p>
          </table:table-cell>
          <table:table-cell office:value-type="float" office:value="0.476092629921014" calcext:value-type="float">
            <text:p>0.476092629921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329602738582935" calcext:value-type="float">
            <text:p>0.329602738582935</text:p>
          </table:table-cell>
          <table:table-cell office:value-type="float" office:value="0.21" calcext:value-type="float">
            <text:p>0.21</text:p>
          </table:table-cell>
          <table:table-cell office:value-type="float" office:value="0.460397261417065" calcext:value-type="float">
            <text:p>0.460397261417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334821916610694" calcext:value-type="float">
            <text:p>0.334821916610694</text:p>
          </table:table-cell>
          <table:table-cell office:value-type="float" office:value="0.22" calcext:value-type="float">
            <text:p>0.22</text:p>
          </table:table-cell>
          <table:table-cell office:value-type="float" office:value="0.445178083389306" calcext:value-type="float">
            <text:p>0.445178083389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429" calcext:value-type="float">
            <text:p>0.429</text:p>
          </table:table-cell>
          <table:table-cell office:value-type="float" office:value="0.339586549183907" calcext:value-type="float">
            <text:p>0.339586549183907</text:p>
          </table:table-cell>
          <table:table-cell office:value-type="float" office:value="0.23" calcext:value-type="float">
            <text:p>0.23</text:p>
          </table:table-cell>
          <table:table-cell office:value-type="float" office:value="0.430413450816093" calcext:value-type="float">
            <text:p>0.430413450816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43916399148425" calcext:value-type="float">
            <text:p>0.343916399148425</text:p>
          </table:table-cell>
          <table:table-cell office:value-type="float" office:value="0.24" calcext:value-type="float">
            <text:p>0.24</text:p>
          </table:table-cell>
          <table:table-cell office:value-type="float" office:value="0.416083600851575" calcext:value-type="float">
            <text:p>0.41608360085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47829582446276" calcext:value-type="float">
            <text:p>0.347829582446276</text:p>
          </table:table-cell>
          <table:table-cell office:value-type="float" office:value="0.25" calcext:value-type="float">
            <text:p>0.25</text:p>
          </table:table-cell>
          <table:table-cell office:value-type="float" office:value="0.402170417553724" calcext:value-type="float">
            <text:p>0.402170417553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351342765744127" calcext:value-type="float">
            <text:p>0.351342765744127</text:p>
          </table:table-cell>
          <table:table-cell office:value-type="float" office:value="0.26" calcext:value-type="float">
            <text:p>0.26</text:p>
          </table:table-cell>
          <table:table-cell office:value-type="float" office:value="0.388657234255873" calcext:value-type="float">
            <text:p>0.388657234255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354471333657363" calcext:value-type="float">
            <text:p>0.354471333657363</text:p>
          </table:table-cell>
          <table:table-cell office:value-type="float" office:value="0.27" calcext:value-type="float">
            <text:p>0.27</text:p>
          </table:table-cell>
          <table:table-cell office:value-type="float" office:value="0.375528666342637" calcext:value-type="float">
            <text:p>0.3755286663426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57229531200228" calcext:value-type="float">
            <text:p>0.357229531200228</text:p>
          </table:table-cell>
          <table:table-cell office:value-type="float" office:value="0.28" calcext:value-type="float">
            <text:p>0.28</text:p>
          </table:table-cell>
          <table:table-cell office:value-type="float" office:value="0.362770468799772" calcext:value-type="float">
            <text:p>0.362770468799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5963058588595" calcext:value-type="float">
            <text:p>0.35963058588595</text:p>
          </table:table-cell>
          <table:table-cell office:value-type="float" office:value="0.29" calcext:value-type="float">
            <text:p>0.29</text:p>
          </table:table-cell>
          <table:table-cell office:value-type="float" office:value="0.35036941411405" calcext:value-type="float">
            <text:p>0.35036941411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61686812985466" calcext:value-type="float">
            <text:p>0.361686812985466</text:p>
          </table:table-cell>
          <table:table-cell office:value-type="float" office:value="0.3" calcext:value-type="float">
            <text:p>0.3</text:p>
          </table:table-cell>
          <table:table-cell office:value-type="float" office:value="0.338313187014534" calcext:value-type="float">
            <text:p>0.338313187014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63409706751648" calcext:value-type="float">
            <text:p>0.363409706751648</text:p>
          </table:table-cell>
          <table:table-cell office:value-type="float" office:value="0.31" calcext:value-type="float">
            <text:p>0.31</text:p>
          </table:table-cell>
          <table:table-cell office:value-type="float" office:value="0.326590293248352" calcext:value-type="float">
            <text:p>0.326590293248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64810019872669" calcext:value-type="float">
            <text:p>0.364810019872669</text:p>
          </table:table-cell>
          <table:table-cell office:value-type="float" office:value="0.32" calcext:value-type="float">
            <text:p>0.32</text:p>
          </table:table-cell>
          <table:table-cell office:value-type="float" office:value="0.315189980127331" calcext:value-type="float">
            <text:p>0.315189980127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36589783299369" calcext:value-type="float">
            <text:p>0.36589783299369</text:p>
          </table:table-cell>
          <table:table-cell office:value-type="float" office:value="0.33" calcext:value-type="float">
            <text:p>0.33</text:p>
          </table:table-cell>
          <table:table-cell office:value-type="float" office:value="0.30410216700631" calcext:value-type="float">
            <text:p>0.30410216700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36668261581168" calcext:value-type="float">
            <text:p>0.36668261581168</text:p>
          </table:table-cell>
          <table:table-cell office:value-type="float" office:value="0.34" calcext:value-type="float">
            <text:p>0.34</text:p>
          </table:table-cell>
          <table:table-cell office:value-type="float" office:value="0.29331738418832" calcext:value-type="float">
            <text:p>0.29331738418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367173280982612" calcext:value-type="float">
            <text:p>0.367173280982612</text:p>
          </table:table-cell>
          <table:table-cell office:value-type="float" office:value="0.35" calcext:value-type="float">
            <text:p>0.35</text:p>
          </table:table-cell>
          <table:table-cell office:value-type="float" office:value="0.282826719017388" calcext:value-type="float">
            <text:p>0.282826719017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36" calcext:value-type="float">
            <text:p>0.36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367378231867829" calcext:value-type="float">
            <text:p>0.367378231867829</text:p>
          </table:table-cell>
          <table:table-cell office:value-type="float" office:value="0.36" calcext:value-type="float">
            <text:p>0.36</text:p>
          </table:table-cell>
          <table:table-cell office:value-type="float" office:value="0.272621768132171" calcext:value-type="float">
            <text:p>0.272621768132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" calcext:value-type="float">
            <text:p>0.38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367305404975269" calcext:value-type="float">
            <text:p>0.367305404975269</text:p>
          </table:table-cell>
          <table:table-cell office:value-type="float" office:value="0.37" calcext:value-type="float">
            <text:p>0.37</text:p>
          </table:table-cell>
          <table:table-cell office:value-type="float" office:value="0.262694595024731" calcext:value-type="float">
            <text:p>0.2626945950247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66962307812438" calcext:value-type="float">
            <text:p>0.366962307812438</text:p>
          </table:table-cell>
          <table:table-cell office:value-type="float" office:value="0.38" calcext:value-type="float">
            <text:p>0.38</text:p>
          </table:table-cell>
          <table:table-cell office:value-type="float" office:value="0.253037692187561" calcext:value-type="float">
            <text:p>0.2530376921875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366356052754871" calcext:value-type="float">
            <text:p>0.36635605275487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643947245129" calcext:value-type="float">
            <text:p>0.243643947245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365493387440893" calcext:value-type="float">
            <text:p>0.365493387440893</text:p>
          </table:table-cell>
          <table:table-cell office:value-type="float" office:value="0.4" calcext:value-type="float">
            <text:p>0.4</text:p>
          </table:table-cell>
          <table:table-cell office:value-type="float" office:value="0.234506612559107" calcext:value-type="float">
            <text:p>0.234506612559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364380722126916" calcext:value-type="float">
            <text:p>0.364380722126916</text:p>
          </table:table-cell>
          <table:table-cell office:value-type="float" office:value="0.41" calcext:value-type="float">
            <text:p>0.41</text:p>
          </table:table-cell>
          <table:table-cell office:value-type="float" office:value="0.225619277873084" calcext:value-type="float">
            <text:p>0.2256192778730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363024154373914" calcext:value-type="float">
            <text:p>0.363024154373914</text:p>
          </table:table-cell>
          <table:table-cell office:value-type="float" office:value="0.42" calcext:value-type="float">
            <text:p>0.42</text:p>
          </table:table-cell>
          <table:table-cell office:value-type="float" office:value="0.216975845626086" calcext:value-type="float">
            <text:p>0.2169758456260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361429491382816" calcext:value-type="float">
            <text:p>0.361429491382816</text:p>
          </table:table-cell>
          <table:table-cell office:value-type="float" office:value="0.43" calcext:value-type="float">
            <text:p>0.43</text:p>
          </table:table-cell>
          <table:table-cell office:value-type="float" office:value="0.208570508617184" calcext:value-type="float">
            <text:p>0.2085705086171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1" calcext:value-type="float">
            <text:p>0.3661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359602270252184" calcext:value-type="float">
            <text:p>0.359602270252184</text:p>
          </table:table-cell>
          <table:table-cell office:value-type="float" office:value="0.44" calcext:value-type="float">
            <text:p>0.44</text:p>
          </table:table-cell>
          <table:table-cell office:value-type="float" office:value="0.200397729747816" calcext:value-type="float">
            <text:p>0.200397729747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53" calcext:value-type="float">
            <text:p>0.45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357547776394279" calcext:value-type="float">
            <text:p>0.357547776394279</text:p>
          </table:table-cell>
          <table:table-cell office:value-type="float" office:value="0.45" calcext:value-type="float">
            <text:p>0.45</text:p>
          </table:table-cell>
          <table:table-cell office:value-type="float" office:value="0.192452223605721" calcext:value-type="float">
            <text:p>0.1924522236057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4611" calcext:value-type="float">
            <text:p>0.4611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355271060314152" calcext:value-type="float">
            <text:p>0.355271060314152</text:p>
          </table:table-cell>
          <table:table-cell office:value-type="float" office:value="0.46" calcext:value-type="float">
            <text:p>0.46</text:p>
          </table:table-cell>
          <table:table-cell office:value-type="float" office:value="0.184728939685848" calcext:value-type="float">
            <text:p>0.1847289396858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352776952929677" calcext:value-type="float">
            <text:p>0.352776952929677</text:p>
          </table:table-cell>
          <table:table-cell office:value-type="float" office:value="0.47" calcext:value-type="float">
            <text:p>0.47</text:p>
          </table:table-cell>
          <table:table-cell office:value-type="float" office:value="0.177223047070323" calcext:value-type="float">
            <text:p>0.1772230470703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350070079587756" calcext:value-type="float">
            <text:p>0.350070079587756</text:p>
          </table:table-cell>
          <table:table-cell office:value-type="float" office:value="0.48" calcext:value-type="float">
            <text:p>0.48</text:p>
          </table:table-cell>
          <table:table-cell office:value-type="float" office:value="0.169929920412244" calcext:value-type="float">
            <text:p>0.1699299204122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347154872912501" calcext:value-type="float">
            <text:p>0.347154872912501</text:p>
          </table:table-cell>
          <table:table-cell office:value-type="float" office:value="0.49" calcext:value-type="float">
            <text:p>0.49</text:p>
          </table:table-cell>
          <table:table-cell office:value-type="float" office:value="0.162845127087499" calcext:value-type="float">
            <text:p>0.1628451270874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344035584604592" calcext:value-type="float">
            <text:p>0.344035584604592</text:p>
          </table:table-cell>
          <table:table-cell office:value-type="float" office:value="0.5" calcext:value-type="float">
            <text:p>0.5</text:p>
          </table:table-cell>
          <table:table-cell office:value-type="float" office:value="0.155964415395408" calcext:value-type="float">
            <text:p>0.155964415395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340716296296684" calcext:value-type="float">
            <text:p>0.340716296296684</text:p>
          </table:table-cell>
          <table:table-cell office:value-type="float" office:value="0.51" calcext:value-type="float">
            <text:p>0.51</text:p>
          </table:table-cell>
          <table:table-cell office:value-type="float" office:value="0.149283703703316" calcext:value-type="float">
            <text:p>0.1492837037033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337200929557404" calcext:value-type="float">
            <text:p>0.337200929557404</text:p>
          </table:table-cell>
          <table:table-cell office:value-type="float" office:value="0.52" calcext:value-type="float">
            <text:p>0.52</text:p>
          </table:table-cell>
          <table:table-cell office:value-type="float" office:value="0.142799070442596" calcext:value-type="float">
            <text:p>0.1427990704425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33493255125815" calcext:value-type="float">
            <text:p>0.333493255125815</text:p>
          </table:table-cell>
          <table:table-cell office:value-type="float" office:value="0.53" calcext:value-type="float">
            <text:p>0.53</text:p>
          </table:table-cell>
          <table:table-cell office:value-type="float" office:value="0.136506744874185" calcext:value-type="float">
            <text:p>0.1365067448741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329596901448944" calcext:value-type="float">
            <text:p>0.329596901448944</text:p>
          </table:table-cell>
          <table:table-cell office:value-type="float" office:value="0.54" calcext:value-type="float">
            <text:p>0.54</text:p>
          </table:table-cell>
          <table:table-cell office:value-type="float" office:value="0.130403098551056" calcext:value-type="float">
            <text:p>0.130403098551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7" calcext:value-type="float">
            <text:p>0.337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325515362586887" calcext:value-type="float">
            <text:p>0.325515362586887</text:p>
          </table:table-cell>
          <table:table-cell office:value-type="float" office:value="0.55" calcext:value-type="float">
            <text:p>0.55</text:p>
          </table:table-cell>
          <table:table-cell office:value-type="float" office:value="0.124484637413113" calcext:value-type="float">
            <text:p>0.124484637413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321252005543013" calcext:value-type="float">
            <text:p>0.321252005543013</text:p>
          </table:table-cell>
          <table:table-cell office:value-type="float" office:value="0.56" calcext:value-type="float">
            <text:p>0.56</text:p>
          </table:table-cell>
          <table:table-cell office:value-type="float" office:value="0.118747994456987" calcext:value-type="float">
            <text:p>0.1187479944569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16810077070566" calcext:value-type="float">
            <text:p>0.316810077070566</text:p>
          </table:table-cell>
          <table:table-cell office:value-type="float" office:value="0.57" calcext:value-type="float">
            <text:p>0.57</text:p>
          </table:table-cell>
          <table:table-cell office:value-type="float" office:value="0.113189922929434" calcext:value-type="float">
            <text:p>0.1131899229294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312192710001629" calcext:value-type="float">
            <text:p>0.312192710001629</text:p>
          </table:table-cell>
          <table:table-cell office:value-type="float" office:value="0.58" calcext:value-type="float">
            <text:p>0.58</text:p>
          </table:table-cell>
          <table:table-cell office:value-type="float" office:value="0.107807289998371" calcext:value-type="float">
            <text:p>0.1078072899983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307402929139588" calcext:value-type="float">
            <text:p>0.307402929139588</text:p>
          </table:table-cell>
          <table:table-cell office:value-type="float" office:value="0.59" calcext:value-type="float">
            <text:p>0.59</text:p>
          </table:table-cell>
          <table:table-cell office:value-type="float" office:value="0.102597070860412" calcext:value-type="float">
            <text:p>0.1025970708604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7" calcext:value-type="float">
            <text:p>0.307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302443656752123" calcext:value-type="float">
            <text:p>0.302443656752123</text:p>
          </table:table-cell>
          <table:table-cell office:value-type="float" office:value="0.6" calcext:value-type="float">
            <text:p>0.6</text:p>
          </table:table-cell>
          <table:table-cell office:value-type="float" office:value="0.0975563432478766" calcext:value-type="float">
            <text:p>0.0975563432478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297317717697992" calcext:value-type="float">
            <text:p>0.297317717697992</text:p>
          </table:table-cell>
          <table:table-cell office:value-type="float" office:value="0.61" calcext:value-type="float">
            <text:p>0.61</text:p>
          </table:table-cell>
          <table:table-cell office:value-type="float" office:value="0.0926822823020078" calcext:value-type="float">
            <text:p>0.092682282302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9" calcext:value-type="float">
            <text:p>0.299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292027844217631" calcext:value-type="float">
            <text:p>0.292027844217631</text:p>
          </table:table-cell>
          <table:table-cell office:value-type="float" office:value="0.62" calcext:value-type="float">
            <text:p>0.62</text:p>
          </table:table-cell>
          <table:table-cell office:value-type="float" office:value="0.0879721557823686" calcext:value-type="float">
            <text:p>0.0879721557823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28657668041469" calcext:value-type="float">
            <text:p>0.28657668041469</text:p>
          </table:table-cell>
          <table:table-cell office:value-type="float" office:value="0.63" calcext:value-type="float">
            <text:p>0.63</text:p>
          </table:table-cell>
          <table:table-cell office:value-type="float" office:value="0.08342331958531" calcext:value-type="float">
            <text:p>0.08342331958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280966786453018" calcext:value-type="float">
            <text:p>0.280966786453018</text:p>
          </table:table-cell>
          <table:table-cell office:value-type="float" office:value="0.64" calcext:value-type="float">
            <text:p>0.64</text:p>
          </table:table-cell>
          <table:table-cell office:value-type="float" office:value="0.0790332135469816" calcext:value-type="float">
            <text:p>0.0790332135469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69" calcext:value-type="float">
            <text:p>0.069</text:p>
          </table:table-cell>
          <table:table-cell office:value-type="float" office:value="0.275200642491347" calcext:value-type="float">
            <text:p>0.275200642491347</text:p>
          </table:table-cell>
          <table:table-cell office:value-type="float" office:value="0.65" calcext:value-type="float">
            <text:p>0.65</text:p>
          </table:table-cell>
          <table:table-cell office:value-type="float" office:value="0.0747993575086532" calcext:value-type="float">
            <text:p>0.0747993575086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269280652375829" calcext:value-type="float">
            <text:p>0.269280652375829</text:p>
          </table:table-cell>
          <table:table-cell office:value-type="float" office:value="0.66" calcext:value-type="float">
            <text:p>0.66</text:p>
          </table:table-cell>
          <table:table-cell office:value-type="float" office:value="0.0707193476241709" calcext:value-type="float">
            <text:p>0.070719347624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263209147108796" calcext:value-type="float">
            <text:p>0.263209147108796</text:p>
          </table:table-cell>
          <table:table-cell office:value-type="float" office:value="0.67" calcext:value-type="float">
            <text:p>0.67</text:p>
          </table:table-cell>
          <table:table-cell office:value-type="float" office:value="0.0667908528912038" calcext:value-type="float">
            <text:p>0.0667908528912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25698838811042" calcext:value-type="float">
            <text:p>0.25698838811042</text:p>
          </table:table-cell>
          <table:table-cell office:value-type="float" office:value="0.68" calcext:value-type="float">
            <text:p>0.68</text:p>
          </table:table-cell>
          <table:table-cell office:value-type="float" office:value="0.0630116118895799" calcext:value-type="float">
            <text:p>0.063011611889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250620570288514" calcext:value-type="float">
            <text:p>0.250620570288514</text:p>
          </table:table-cell>
          <table:table-cell office:value-type="float" office:value="0.69" calcext:value-type="float">
            <text:p>0.69</text:p>
          </table:table-cell>
          <table:table-cell office:value-type="float" office:value="0.0593794297114857" calcext:value-type="float">
            <text:p>0.059379429711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44107824930377" calcext:value-type="float">
            <text:p>0.244107824930377</text:p>
          </table:table-cell>
          <table:table-cell office:value-type="float" office:value="0.7" calcext:value-type="float">
            <text:p>0.7</text:p>
          </table:table-cell>
          <table:table-cell office:value-type="float" office:value="0.0558921750696231" calcext:value-type="float">
            <text:p>0.055892175069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237452222429382" calcext:value-type="float">
            <text:p>0.237452222429382</text:p>
          </table:table-cell>
          <table:table-cell office:value-type="float" office:value="0.71" calcext:value-type="float">
            <text:p>0.71</text:p>
          </table:table-cell>
          <table:table-cell office:value-type="float" office:value="0.0525477775706178" calcext:value-type="float">
            <text:p>0.052547777570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230655774857965" calcext:value-type="float">
            <text:p>0.230655774857965</text:p>
          </table:table-cell>
          <table:table-cell office:value-type="float" office:value="0.72" calcext:value-type="float">
            <text:p>0.72</text:p>
          </table:table-cell>
          <table:table-cell office:value-type="float" office:value="0.0493442251420349" calcext:value-type="float">
            <text:p>0.049344225142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23720438397659" calcext:value-type="float">
            <text:p>0.223720438397659</text:p>
          </table:table-cell>
          <table:table-cell office:value-type="float" office:value="0.73" calcext:value-type="float">
            <text:p>0.73</text:p>
          </table:table-cell>
          <table:table-cell office:value-type="float" office:value="0.0462795616023409" calcext:value-type="float">
            <text:p>0.0462795616023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216648115635983" calcext:value-type="float">
            <text:p>0.216648115635983</text:p>
          </table:table-cell>
          <table:table-cell office:value-type="float" office:value="0.74" calcext:value-type="float">
            <text:p>0.74</text:p>
          </table:table-cell>
          <table:table-cell office:value-type="float" office:value="0.0433518843640169" calcext:value-type="float">
            <text:p>0.043351884364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209440657739172" calcext:value-type="float">
            <text:p>0.209440657739172</text:p>
          </table:table-cell>
          <table:table-cell office:value-type="float" office:value="0.75" calcext:value-type="float">
            <text:p>0.75</text:p>
          </table:table-cell>
          <table:table-cell office:value-type="float" office:value="0.0405593422608279" calcext:value-type="float">
            <text:p>0.0405593422608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202099866509028" calcext:value-type="float">
            <text:p>0.202099866509028</text:p>
          </table:table-cell>
          <table:table-cell office:value-type="float" office:value="0.76" calcext:value-type="float">
            <text:p>0.76</text:p>
          </table:table-cell>
          <table:table-cell office:value-type="float" office:value="0.0379001334909723" calcext:value-type="float">
            <text:p>0.0379001334909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94627496331515" calcext:value-type="float">
            <text:p>0.194627496331515</text:p>
          </table:table-cell>
          <table:table-cell office:value-type="float" office:value="0.77" calcext:value-type="float">
            <text:p>0.77</text:p>
          </table:table-cell>
          <table:table-cell office:value-type="float" office:value="0.0353725036684851" calcext:value-type="float">
            <text:p>0.0353725036684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87025256024132" calcext:value-type="float">
            <text:p>0.187025256024132</text:p>
          </table:table-cell>
          <table:table-cell office:value-type="float" office:value="0.78" calcext:value-type="float">
            <text:p>0.78</text:p>
          </table:table-cell>
          <table:table-cell office:value-type="float" office:value="0.032974743975868" calcext:value-type="float">
            <text:p>0.0329747439758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79294810588544" calcext:value-type="float">
            <text:p>0.179294810588544</text:p>
          </table:table-cell>
          <table:table-cell office:value-type="float" office:value="0.79" calcext:value-type="float">
            <text:p>0.79</text:p>
          </table:table-cell>
          <table:table-cell office:value-type="float" office:value="0.030705189411456" calcext:value-type="float">
            <text:p>0.030705189411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796" calcext:value-type="float">
            <text:p>0.79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171437782874475" calcext:value-type="float">
            <text:p>0.171437782874475</text:p>
          </table:table-cell>
          <table:table-cell office:value-type="float" office:value="0.8" calcext:value-type="float">
            <text:p>0.8</text:p>
          </table:table-cell>
          <table:table-cell office:value-type="float" office:value="0.0285622171255251" calcext:value-type="float">
            <text:p>0.028562217125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163455755160406" calcext:value-type="float">
            <text:p>0.163455755160406</text:p>
          </table:table-cell>
          <table:table-cell office:value-type="float" office:value="0.81" calcext:value-type="float">
            <text:p>0.81</text:p>
          </table:table-cell>
          <table:table-cell office:value-type="float" office:value="0.0265442448395941" calcext:value-type="float">
            <text:p>0.0265442448395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155350270656213" calcext:value-type="float">
            <text:p>0.155350270656213</text:p>
          </table:table-cell>
          <table:table-cell office:value-type="float" office:value="0.82" calcext:value-type="float">
            <text:p>0.82</text:p>
          </table:table-cell>
          <table:table-cell office:value-type="float" office:value="0.0246497293437867" calcext:value-type="float">
            <text:p>0.024649729343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147122834932509" calcext:value-type="float">
            <text:p>0.147122834932509</text:p>
          </table:table-cell>
          <table:table-cell office:value-type="float" office:value="0.83" calcext:value-type="float">
            <text:p>0.83</text:p>
          </table:table-cell>
          <table:table-cell office:value-type="float" office:value="0.0228771650674915" calcext:value-type="float">
            <text:p>0.022877165067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138774917281093" calcext:value-type="float">
            <text:p>0.138774917281093</text:p>
          </table:table-cell>
          <table:table-cell office:value-type="float" office:value="0.84" calcext:value-type="float">
            <text:p>0.84</text:p>
          </table:table-cell>
          <table:table-cell office:value-type="float" office:value="0.021225082718907" calcext:value-type="float">
            <text:p>0.0212250827189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13030795201063" calcext:value-type="float">
            <text:p>0.13030795201063</text:p>
          </table:table-cell>
          <table:table-cell office:value-type="float" office:value="0.85" calcext:value-type="float">
            <text:p>0.85</text:p>
          </table:table-cell>
          <table:table-cell office:value-type="float" office:value="0.0196920479893701" calcext:value-type="float">
            <text:p>0.019692047989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121723339681343" calcext:value-type="float">
            <text:p>0.121723339681343</text:p>
          </table:table-cell>
          <table:table-cell office:value-type="float" office:value="0.86" calcext:value-type="float">
            <text:p>0.86</text:p>
          </table:table-cell>
          <table:table-cell office:value-type="float" office:value="0.0182766603186568" calcext:value-type="float">
            <text:p>0.0182766603186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13022448282289" calcext:value-type="float">
            <text:p>0.113022448282289</text:p>
          </table:table-cell>
          <table:table-cell office:value-type="float" office:value="0.87" calcext:value-type="float">
            <text:p>0.87</text:p>
          </table:table-cell>
          <table:table-cell office:value-type="float" office:value="0.016977551717711" calcext:value-type="float">
            <text:p>0.016977551717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04206614354499" calcext:value-type="float">
            <text:p>0.104206614354499</text:p>
          </table:table-cell>
          <table:table-cell office:value-type="float" office:value="0.88" calcext:value-type="float">
            <text:p>0.88</text:p>
          </table:table-cell>
          <table:table-cell office:value-type="float" office:value="0.0157933856455007" calcext:value-type="float">
            <text:p>0.0157933856455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52771440630731" calcext:value-type="float">
            <text:p>0.095277144063073</text:p>
          </table:table-cell>
          <table:table-cell office:value-type="float" office:value="0.89" calcext:value-type="float">
            <text:p>0.89</text:p>
          </table:table-cell>
          <table:table-cell office:value-type="float" office:value="0.0147228559369269" calcext:value-type="float">
            <text:p>0.0147228559369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62353142210852" calcext:value-type="float">
            <text:p>0.086235314221085</text:p>
          </table:table-cell>
          <table:table-cell office:value-type="float" office:value="0.9" calcext:value-type="float">
            <text:p>0.9</text:p>
          </table:table-cell>
          <table:table-cell office:value-type="float" office:value="0.0137646857789148" calcext:value-type="float">
            <text:p>0.013764685778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770823732679861" calcext:value-type="float">
            <text:p>0.077082373267986</text:p>
          </table:table-cell>
          <table:table-cell office:value-type="float" office:value="0.91" calcext:value-type="float">
            <text:p>0.91</text:p>
          </table:table-cell>
          <table:table-cell office:value-type="float" office:value="0.0129176267320139" calcext:value-type="float">
            <text:p>0.0129176267320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78195422049969" calcext:value-type="float">
            <text:p>0.067819542204997</text:p>
          </table:table-cell>
          <table:table-cell office:value-type="float" office:value="0.92" calcext:value-type="float">
            <text:p>0.92</text:p>
          </table:table-cell>
          <table:table-cell office:value-type="float" office:value="0.012180457795003" calcext:value-type="float">
            <text:p>0.0121804577950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584480154898339" calcext:value-type="float">
            <text:p>0.058448015489834</text:p>
          </table:table-cell>
          <table:table-cell office:value-type="float" office:value="0.93" calcext:value-type="float">
            <text:p>0.93</text:p>
          </table:table-cell>
          <table:table-cell office:value-type="float" office:value="0.0115519845101661" calcext:value-type="float">
            <text:p>0.0115519845101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61" calcext:value-type="float">
            <text:p>0.061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489689618929504" calcext:value-type="float">
            <text:p>0.04896896189295</text:p>
          </table:table-cell>
          <table:table-cell office:value-type="float" office:value="0.94" calcext:value-type="float">
            <text:p>0.94</text:p>
          </table:table-cell>
          <table:table-cell office:value-type="float" office:value="0.0110310381070497" calcext:value-type="float">
            <text:p>0.01103103810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393835253173434" calcext:value-type="float">
            <text:p>0.0393835253173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06164746826566" calcext:value-type="float">
            <text:p>0.010616474682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96928255838418" calcext:value-type="float">
            <text:p>0.029692825583842</text:p>
          </table:table-cell>
          <table:table-cell office:value-type="float" office:value="0.96" calcext:value-type="float">
            <text:p>0.96</text:p>
          </table:table-cell>
          <table:table-cell office:value-type="float" office:value="0.0103071744161583" calcext:value-type="float">
            <text:p>0.0103071744161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98979591836735" calcext:value-type="float">
            <text:p>0.019897959183674</text:p>
          </table:table-cell>
          <table:table-cell office:value-type="float" office:value="0.97" calcext:value-type="float">
            <text:p>0.97</text:p>
          </table:table-cell>
          <table:table-cell office:value-type="float" office:value="0.0101020408163266" calcext:value-type="float">
            <text:p>0.0101020408163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9894" calcext:value-type="float">
            <text:p>0.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09:37:44.942205255</dc:date>
    <meta:editing-duration>PT1M26S</meta:editing-duration>
    <meta:editing-cycles>1</meta:editing-cycles>
    <meta:document-statistic meta:table-count="1" meta:cell-count="7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15cm" chart:symbol-height="0.15cm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14cm" svg:height="15.646cm" xlink:href=".." xlink:type="simple" chart:class="chart:scatter" chart:style-name="ch1">
        <chart:legend chart:legend-position="end" svg:x="23.37cm" svg:y="6.279cm" style:legend-expansion="high" chart:style-name="ch2"/>
        <chart:plot-area chart:style-name="ch3" table:cell-range-address="N_100_SIM_TIME_10000.A1:N_100_SIM_TIME_10000.G101" chart:data-source-has-labels="both" svg:x="0.556cm" svg:y="0.312cm" svg:width="22.258cm" svg:height="15.022cm">
          <chartooo:coordinate-region svg:x="1.283cm" svg:y="0.512cm" svg:width="21.252cm" svg:height="14.175cm"/>
          <chart:axis chart:dimension="x" chart:name="primary-x" chart:style-name="ch4" chartooo:axis-type="auto">
            <chart:categories table:cell-range-address="N_100_SIM_TIME_10000.A2:N_100_SIM_TIME_10000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0.B2:N_100_SIM_TIME_10000.B101" chart:label-cell-address="N_100_SIM_TIME_10000.B1:N_100_SIM_TIME_10000.B1" chart:class="chart:scatter">
            <chart:domain table:cell-range-address="N_100_SIM_TIME_10000.A2:N_100_SIM_TIME_10000.A101"/>
            <chart:data-point chart:repeated="100"/>
          </chart:series>
          <chart:series chart:style-name="ch7" chart:values-cell-range-address="N_100_SIM_TIME_10000.C2:N_100_SIM_TIME_10000.C101" chart:label-cell-address="N_100_SIM_TIME_10000.C1:N_100_SIM_TIME_10000.C1" chart:class="chart:scatter">
            <chart:data-point chart:repeated="100"/>
          </chart:series>
          <chart:series chart:style-name="ch8" chart:values-cell-range-address="N_100_SIM_TIME_10000.D2:N_100_SIM_TIME_10000.D101" chart:label-cell-address="N_100_SIM_TIME_10000.D1:N_100_SIM_TIME_10000.D1" chart:class="chart:scatter">
            <chart:data-point chart:repeated="41"/>
            <chart:data-point chart:style-name="ch9"/>
            <chart:data-point/>
            <chart:data-point chart:style-name="ch9"/>
            <chart:data-point chart:repeated="56"/>
          </chart:series>
          <chart:series chart:style-name="ch10" chart:values-cell-range-address="N_100_SIM_TIME_10000.E2:N_100_SIM_TIME_10000.E101" chart:label-cell-address="N_100_SIM_TIME_10000.E1:N_100_SIM_TIME_10000.E1" chart:class="chart:scatter">
            <chart:data-point chart:repeated="100"/>
          </chart:series>
          <chart:series chart:style-name="ch11" chart:values-cell-range-address="N_100_SIM_TIME_10000.F2:N_100_SIM_TIME_10000.F101" chart:label-cell-address="N_100_SIM_TIME_10000.F1:N_100_SIM_TIME_10000.F1" chart:class="chart:scatter">
            <chart:data-point chart:repeated="100"/>
          </chart:series>
          <chart:series chart:style-name="ch12" chart:values-cell-range-address="N_100_SIM_TIME_10000.G2:N_100_SIM_TIME_10000.G101" chart:label-cell-address="N_100_SIM_TIME_10000.G1:N_100_SIM_TIME_10000.G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ccess</text:p>
                <draw:g>
                  <svg:desc>N_100_SIM_TIME_10000.B1:N_100_SIM_TIME_10000.B1</svg:desc>
                </draw:g>
              </table:table-cell>
              <table:table-cell office:value-type="string">
                <text:p>P_nobody</text:p>
                <draw:g>
                  <svg:desc>N_100_SIM_TIME_10000.C1:N_100_SIM_TIME_10000.C1</svg:desc>
                </draw:g>
              </table:table-cell>
              <table:table-cell office:value-type="string">
                <text:p>P_notbest</text:p>
                <draw:g>
                  <svg:desc>N_100_SIM_TIME_10000.D1:N_100_SIM_TIME_10000.D1</svg:desc>
                </draw:g>
              </table:table-cell>
              <table:table-cell office:value-type="string">
                <text:p> 理論式 P_success</text:p>
                <draw:g>
                  <svg:desc>N_100_SIM_TIME_10000.E1:N_100_SIM_TIME_10000.E1</svg:desc>
                </draw:g>
              </table:table-cell>
              <table:table-cell office:value-type="string">
                <text:p> 理論式 P_nobody</text:p>
                <draw:g>
                  <svg:desc>N_100_SIM_TIME_10000.F1:N_100_SIM_TIME_10000.F1</svg:desc>
                </draw:g>
              </table:table-cell>
              <table:table-cell office:value-type="string">
                <text:p> 理論式 P_notbest</text:p>
                <draw:g>
                  <svg:desc>N_100_SIM_TIME_10000.G1:N_100_SIM_TIME_10000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_100_SIM_TIME_10000.A2:N_100_SIM_TIME_10000.A101</svg:desc>
                </draw:g>
              </table:table-cell>
              <table:table-cell office:value-type="float" office:value="0.009">
                <text:p>0.009</text:p>
                <draw:g>
                  <svg:desc>N_100_SIM_TIME_10000.B2:N_100_SIM_TIME_10000.B101</svg:desc>
                </draw:g>
              </table:table-cell>
              <table:table-cell office:value-type="float" office:value="0">
                <text:p>0</text:p>
                <draw:g>
                  <svg:desc>N_100_SIM_TIME_10000.C2:N_100_SIM_TIME_10000.C101</svg:desc>
                </draw:g>
              </table:table-cell>
              <table:table-cell office:value-type="float" office:value="0.991">
                <text:p>0.991</text:p>
                <draw:g>
                  <svg:desc>N_100_SIM_TIME_10000.D2:N_100_SIM_TIME_10000.D101</svg:desc>
                </draw:g>
              </table:table-cell>
              <table:table-cell office:value-type="float" office:value="NaN">
                <text:p>NaN</text:p>
                <draw:g>
                  <svg:desc>N_100_SIM_TIME_10000.E2:N_100_SIM_TIME_10000.E101</svg:desc>
                </draw:g>
              </table:table-cell>
              <table:table-cell office:value-type="float" office:value="0">
                <text:p>0</text:p>
                <draw:g>
                  <svg:desc>N_100_SIM_TIME_10000.F2:N_100_SIM_TIME_10000.F101</svg:desc>
                </draw:g>
              </table:table-cell>
              <table:table-cell office:value-type="float" office:value="NaN">
                <text:p>NaN</text:p>
                <draw:g>
                  <svg:desc>N_100_SIM_TIME_10000.G2:N_100_SIM_TIME_10000.G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98">
                <text:p>0.0498</text:p>
              </table:table-cell>
              <table:table-cell office:value-type="float" office:value="0.0086">
                <text:p>0.0086</text:p>
              </table:table-cell>
              <table:table-cell office:value-type="float" office:value="0.9416">
                <text:p>0.9416</text:p>
              </table:table-cell>
              <table:table-cell office:value-type="float" office:value="0.0516727650753861">
                <text:p>0.0516727650753861</text:p>
              </table:table-cell>
              <table:table-cell office:value-type="float" office:value="0.01">
                <text:p>0.01</text:p>
              </table:table-cell>
              <table:table-cell office:value-type="float" office:value="0.938327234924614">
                <text:p>0.9383272349246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77">
                <text:p>0.0877</text:p>
              </table:table-cell>
              <table:table-cell office:value-type="float" office:value="0.0203">
                <text:p>0.0203</text:p>
              </table:table-cell>
              <table:table-cell office:value-type="float" office:value="0.892">
                <text:p>0.892</text:p>
              </table:table-cell>
              <table:table-cell office:value-type="float" office:value="0.0833455301507722">
                <text:p>0.0833455301507722</text:p>
              </table:table-cell>
              <table:table-cell office:value-type="float" office:value="0.02">
                <text:p>0.02</text:p>
              </table:table-cell>
              <table:table-cell office:value-type="float" office:value="0.896654469849228">
                <text:p>0.896654469849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5">
                <text:p>0.105</text:p>
              </table:table-cell>
              <table:table-cell office:value-type="float" office:value="0.0335">
                <text:p>0.0335</text:p>
              </table:table-cell>
              <table:table-cell office:value-type="float" office:value="0.8615">
                <text:p>0.8615</text:p>
              </table:table-cell>
              <table:table-cell office:value-type="float" office:value="0.110018295226158">
                <text:p>0.110018295226158</text:p>
              </table:table-cell>
              <table:table-cell office:value-type="float" office:value="0.03">
                <text:p>0.03</text:p>
              </table:table-cell>
              <table:table-cell office:value-type="float" office:value="0.859981704773842">
                <text:p>0.8599817047738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6">
                <text:p>0.1356</text:p>
              </table:table-cell>
              <table:table-cell office:value-type="float" office:value="0.0348">
                <text:p>0.0348</text:p>
              </table:table-cell>
              <table:table-cell office:value-type="float" office:value="0.8296">
                <text:p>0.8296</text:p>
              </table:table-cell>
              <table:table-cell office:value-type="float" office:value="0.133357726968211">
                <text:p>0.133357726968211</text:p>
              </table:table-cell>
              <table:table-cell office:value-type="float" office:value="0.04">
                <text:p>0.04</text:p>
              </table:table-cell>
              <table:table-cell office:value-type="float" office:value="0.826642273031789">
                <text:p>0.826642273031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15">
                <text:p>0.1515</text:p>
              </table:table-cell>
              <table:table-cell office:value-type="float" office:value="0.0523">
                <text:p>0.0523</text:p>
              </table:table-cell>
              <table:table-cell office:value-type="float" office:value="0.7962">
                <text:p>0.7962</text:p>
              </table:table-cell>
              <table:table-cell office:value-type="float" office:value="0.154197158710264">
                <text:p>0.154197158710264</text:p>
              </table:table-cell>
              <table:table-cell office:value-type="float" office:value="0.05">
                <text:p>0.05</text:p>
              </table:table-cell>
              <table:table-cell office:value-type="float" office:value="0.795802841289736">
                <text:p>0.7958028412897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19">
                <text:p>0.1719</text:p>
              </table:table-cell>
              <table:table-cell office:value-type="float" office:value="0.0597">
                <text:p>0.0597</text:p>
              </table:table-cell>
              <table:table-cell office:value-type="float" office:value="0.7684">
                <text:p>0.7684</text:p>
              </table:table-cell>
              <table:table-cell office:value-type="float" office:value="0.173036590452317">
                <text:p>0.173036590452317</text:p>
              </table:table-cell>
              <table:table-cell office:value-type="float" office:value="0.06">
                <text:p>0.06</text:p>
              </table:table-cell>
              <table:table-cell office:value-type="float" office:value="0.766963409547683">
                <text:p>0.7669634095476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53">
                <text:p>0.1853</text:p>
              </table:table-cell>
              <table:table-cell office:value-type="float" office:value="0.0704">
                <text:p>0.0704</text:p>
              </table:table-cell>
              <table:table-cell office:value-type="float" office:value="0.7443">
                <text:p>0.7443</text:p>
              </table:table-cell>
              <table:table-cell office:value-type="float" office:value="0.190209355527703">
                <text:p>0.190209355527703</text:p>
              </table:table-cell>
              <table:table-cell office:value-type="float" office:value="0.07">
                <text:p>0.07</text:p>
              </table:table-cell>
              <table:table-cell office:value-type="float" office:value="0.739790644472297">
                <text:p>0.7397906444722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23">
                <text:p>0.2123</text:p>
              </table:table-cell>
              <table:table-cell office:value-type="float" office:value="0.0856">
                <text:p>0.0856</text:p>
              </table:table-cell>
              <table:table-cell office:value-type="float" office:value="0.7021">
                <text:p>0.7021</text:p>
              </table:table-cell>
              <table:table-cell office:value-type="float" office:value="0.205953549174517">
                <text:p>0.205953549174517</text:p>
              </table:table-cell>
              <table:table-cell office:value-type="float" office:value="0.08">
                <text:p>0.08</text:p>
              </table:table-cell>
              <table:table-cell office:value-type="float" office:value="0.714046450825483">
                <text:p>0.714046450825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9">
                <text:p>0.229</text:p>
              </table:table-cell>
              <table:table-cell office:value-type="float" office:value="0.0906">
                <text:p>0.0906</text:p>
              </table:table-cell>
              <table:table-cell office:value-type="float" office:value="0.6804">
                <text:p>0.6804</text:p>
              </table:table-cell>
              <table:table-cell office:value-type="float" office:value="0.220447742821332">
                <text:p>0.220447742821332</text:p>
              </table:table-cell>
              <table:table-cell office:value-type="float" office:value="0.09">
                <text:p>0.09</text:p>
              </table:table-cell>
              <table:table-cell office:value-type="float" office:value="0.689552257178668">
                <text:p>0.689552257178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34">
                <text:p>0.2334</text:p>
              </table:table-cell>
              <table:table-cell office:value-type="float" office:value="0.101">
                <text:p>0.101</text:p>
              </table:table-cell>
              <table:table-cell office:value-type="float" office:value="0.6656">
                <text:p>0.6656</text:p>
              </table:table-cell>
              <table:table-cell office:value-type="float" office:value="0.233830825357035">
                <text:p>0.233830825357035</text:p>
              </table:table-cell>
              <table:table-cell office:value-type="float" office:value="0.1">
                <text:p>0.1</text:p>
              </table:table-cell>
              <table:table-cell office:value-type="float" office:value="0.666169174642964">
                <text:p>0.6661691746429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49">
                <text:p>0.2449</text:p>
              </table:table-cell>
              <table:table-cell office:value-type="float" office:value="0.1152">
                <text:p>0.1152</text:p>
              </table:table-cell>
              <table:table-cell office:value-type="float" office:value="0.6399">
                <text:p>0.6399</text:p>
              </table:table-cell>
              <table:table-cell office:value-type="float" office:value="0.246213907892739">
                <text:p>0.246213907892739</text:p>
              </table:table-cell>
              <table:table-cell office:value-type="float" office:value="0.11">
                <text:p>0.11</text:p>
              </table:table-cell>
              <table:table-cell office:value-type="float" office:value="0.643786092107261">
                <text:p>0.6437860921072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8">
                <text:p>0.258</text:p>
              </table:table-cell>
              <table:table-cell office:value-type="float" office:value="0.117">
                <text:p>0.117</text:p>
              </table:table-cell>
              <table:table-cell office:value-type="float" office:value="0.625">
                <text:p>0.625</text:p>
              </table:table-cell>
              <table:table-cell office:value-type="float" office:value="0.257687899519352">
                <text:p>0.257687899519352</text:p>
              </table:table-cell>
              <table:table-cell office:value-type="float" office:value="0.12">
                <text:p>0.12</text:p>
              </table:table-cell>
              <table:table-cell office:value-type="float" office:value="0.622312100480648">
                <text:p>0.6223121004806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29">
                <text:p>0.2729</text:p>
              </table:table-cell>
              <table:table-cell office:value-type="float" office:value="0.1309">
                <text:p>0.1309</text:p>
              </table:table-cell>
              <table:table-cell office:value-type="float" office:value="0.5962">
                <text:p>0.5962</text:p>
              </table:table-cell>
              <table:table-cell office:value-type="float" office:value="0.268328557812631">
                <text:p>0.268328557812631</text:p>
              </table:table-cell>
              <table:table-cell office:value-type="float" office:value="0.13">
                <text:p>0.13</text:p>
              </table:table-cell>
              <table:table-cell office:value-type="float" office:value="0.601671442187369">
                <text:p>0.6016714421873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76">
                <text:p>0.2776</text:p>
              </table:table-cell>
              <table:table-cell office:value-type="float" office:value="0.1363">
                <text:p>0.1363</text:p>
              </table:table-cell>
              <table:table-cell office:value-type="float" office:value="0.5861">
                <text:p>0.5861</text:p>
              </table:table-cell>
              <table:table-cell office:value-type="float" office:value="0.27819998533668">
                <text:p>0.27819998533668</text:p>
              </table:table-cell>
              <table:table-cell office:value-type="float" office:value="0.14">
                <text:p>0.14</text:p>
              </table:table-cell>
              <table:table-cell office:value-type="float" office:value="0.58180001466332">
                <text:p>0.581800014663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75">
                <text:p>0.2775</text:p>
              </table:table-cell>
              <table:table-cell office:value-type="float" office:value="0.1499">
                <text:p>0.1499</text:p>
              </table:table-cell>
              <table:table-cell office:value-type="float" office:value="0.5726">
                <text:p>0.5726</text:p>
              </table:table-cell>
              <table:table-cell office:value-type="float" office:value="0.287357127146442">
                <text:p>0.287357127146442</text:p>
              </table:table-cell>
              <table:table-cell office:value-type="float" office:value="0.15">
                <text:p>0.15</text:p>
              </table:table-cell>
              <table:table-cell office:value-type="float" office:value="0.562642872853558">
                <text:p>0.562642872853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15">
                <text:p>0.3015</text:p>
              </table:table-cell>
              <table:table-cell office:value-type="float" office:value="0.1598">
                <text:p>0.1598</text:p>
              </table:table-cell>
              <table:table-cell office:value-type="float" office:value="0.5387">
                <text:p>0.5387</text:p>
              </table:table-cell>
              <table:table-cell office:value-type="float" office:value="0.295847602289539">
                <text:p>0.295847602289539</text:p>
              </table:table-cell>
              <table:table-cell office:value-type="float" office:value="0.16">
                <text:p>0.16</text:p>
              </table:table-cell>
              <table:table-cell office:value-type="float" office:value="0.544152397710461">
                <text:p>0.5441523977104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7">
                <text:p>0.307</text:p>
              </table:table-cell>
              <table:table-cell office:value-type="float" office:value="0.1654">
                <text:p>0.1654</text:p>
              </table:table-cell>
              <table:table-cell office:value-type="float" office:value="0.5276">
                <text:p>0.5276</text:p>
              </table:table-cell>
              <table:table-cell office:value-type="float" office:value="0.303713077432635">
                <text:p>0.303713077432635</text:p>
              </table:table-cell>
              <table:table-cell office:value-type="float" office:value="0.17">
                <text:p>0.17</text:p>
              </table:table-cell>
              <table:table-cell office:value-type="float" office:value="0.526286922567365">
                <text:p>0.5262869225673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81">
                <text:p>0.3081</text:p>
              </table:table-cell>
              <table:table-cell office:value-type="float" office:value="0.1866">
                <text:p>0.1866</text:p>
              </table:table-cell>
              <table:table-cell office:value-type="float" office:value="0.5053">
                <text:p>0.5053</text:p>
              </table:table-cell>
              <table:table-cell office:value-type="float" office:value="0.310990317281613">
                <text:p>0.310990317281613</text:p>
              </table:table-cell>
              <table:table-cell office:value-type="float" office:value="0.18">
                <text:p>0.18</text:p>
              </table:table-cell>
              <table:table-cell office:value-type="float" office:value="0.509009682718387">
                <text:p>0.5090096827183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67">
                <text:p>0.3267</text:p>
              </table:table-cell>
              <table:table-cell office:value-type="float" office:value="0.1815">
                <text:p>0.1815</text:p>
              </table:table-cell>
              <table:table-cell office:value-type="float" office:value="0.4918">
                <text:p>0.4918</text:p>
              </table:table-cell>
              <table:table-cell office:value-type="float" office:value="0.317712001575036">
                <text:p>0.317712001575036</text:p>
              </table:table-cell>
              <table:table-cell office:value-type="float" office:value="0.19">
                <text:p>0.19</text:p>
              </table:table-cell>
              <table:table-cell office:value-type="float" office:value="0.492287998424964">
                <text:p>0.4922879984249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2">
                <text:p>0.3182</text:p>
              </table:table-cell>
              <table:table-cell office:value-type="float" office:value="0.2017">
                <text:p>0.2017</text:p>
              </table:table-cell>
              <table:table-cell office:value-type="float" office:value="0.4801">
                <text:p>0.4801</text:p>
              </table:table-cell>
              <table:table-cell office:value-type="float" office:value="0.323907370078986">
                <text:p>0.323907370078986</text:p>
              </table:table-cell>
              <table:table-cell office:value-type="float" office:value="0.2">
                <text:p>0.2</text:p>
              </table:table-cell>
              <table:table-cell office:value-type="float" office:value="0.476092629921014">
                <text:p>0.4760926299210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295">
                <text:p>0.3295</text:p>
              </table:table-cell>
              <table:table-cell office:value-type="float" office:value="0.2071">
                <text:p>0.2071</text:p>
              </table:table-cell>
              <table:table-cell office:value-type="float" office:value="0.4634">
                <text:p>0.4634</text:p>
              </table:table-cell>
              <table:table-cell office:value-type="float" office:value="0.329602738582935">
                <text:p>0.329602738582935</text:p>
              </table:table-cell>
              <table:table-cell office:value-type="float" office:value="0.21">
                <text:p>0.21</text:p>
              </table:table-cell>
              <table:table-cell office:value-type="float" office:value="0.460397261417065">
                <text:p>0.4603972614170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">
                <text:p>0.33</text:p>
              </table:table-cell>
              <table:table-cell office:value-type="float" office:value="0.2249">
                <text:p>0.2249</text:p>
              </table:table-cell>
              <table:table-cell office:value-type="float" office:value="0.4451">
                <text:p>0.4451</text:p>
              </table:table-cell>
              <table:table-cell office:value-type="float" office:value="0.334821916610694">
                <text:p>0.334821916610694</text:p>
              </table:table-cell>
              <table:table-cell office:value-type="float" office:value="0.22">
                <text:p>0.22</text:p>
              </table:table-cell>
              <table:table-cell office:value-type="float" office:value="0.445178083389306">
                <text:p>0.4451780833893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67">
                <text:p>0.3367</text:p>
              </table:table-cell>
              <table:table-cell office:value-type="float" office:value="0.2343">
                <text:p>0.2343</text:p>
              </table:table-cell>
              <table:table-cell office:value-type="float" office:value="0.429">
                <text:p>0.429</text:p>
              </table:table-cell>
              <table:table-cell office:value-type="float" office:value="0.339586549183907">
                <text:p>0.339586549183907</text:p>
              </table:table-cell>
              <table:table-cell office:value-type="float" office:value="0.23">
                <text:p>0.23</text:p>
              </table:table-cell>
              <table:table-cell office:value-type="float" office:value="0.430413450816093">
                <text:p>0.4304134508160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52">
                <text:p>0.3452</text:p>
              </table:table-cell>
              <table:table-cell office:value-type="float" office:value="0.2385">
                <text:p>0.2385</text:p>
              </table:table-cell>
              <table:table-cell office:value-type="float" office:value="0.4163">
                <text:p>0.4163</text:p>
              </table:table-cell>
              <table:table-cell office:value-type="float" office:value="0.343916399148425">
                <text:p>0.343916399148425</text:p>
              </table:table-cell>
              <table:table-cell office:value-type="float" office:value="0.24">
                <text:p>0.24</text:p>
              </table:table-cell>
              <table:table-cell office:value-type="float" office:value="0.416083600851575">
                <text:p>0.4160836008515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409">
                <text:p>0.3409</text:p>
              </table:table-cell>
              <table:table-cell office:value-type="float" office:value="0.2522">
                <text:p>0.2522</text:p>
              </table:table-cell>
              <table:table-cell office:value-type="float" office:value="0.4069">
                <text:p>0.4069</text:p>
              </table:table-cell>
              <table:table-cell office:value-type="float" office:value="0.347829582446276">
                <text:p>0.347829582446276</text:p>
              </table:table-cell>
              <table:table-cell office:value-type="float" office:value="0.25">
                <text:p>0.25</text:p>
              </table:table-cell>
              <table:table-cell office:value-type="float" office:value="0.402170417553724">
                <text:p>0.4021704175537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88">
                <text:p>0.3588</text:p>
              </table:table-cell>
              <table:table-cell office:value-type="float" office:value="0.2497">
                <text:p>0.2497</text:p>
              </table:table-cell>
              <table:table-cell office:value-type="float" office:value="0.3915">
                <text:p>0.3915</text:p>
              </table:table-cell>
              <table:table-cell office:value-type="float" office:value="0.351342765744127">
                <text:p>0.351342765744127</text:p>
              </table:table-cell>
              <table:table-cell office:value-type="float" office:value="0.26">
                <text:p>0.26</text:p>
              </table:table-cell>
              <table:table-cell office:value-type="float" office:value="0.388657234255873">
                <text:p>0.3886572342558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563">
                <text:p>0.3563</text:p>
              </table:table-cell>
              <table:table-cell office:value-type="float" office:value="0.2666">
                <text:p>0.2666</text:p>
              </table:table-cell>
              <table:table-cell office:value-type="float" office:value="0.3771">
                <text:p>0.3771</text:p>
              </table:table-cell>
              <table:table-cell office:value-type="float" office:value="0.354471333657363">
                <text:p>0.354471333657363</text:p>
              </table:table-cell>
              <table:table-cell office:value-type="float" office:value="0.27">
                <text:p>0.27</text:p>
              </table:table-cell>
              <table:table-cell office:value-type="float" office:value="0.375528666342637">
                <text:p>0.3755286663426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627">
                <text:p>0.3627</text:p>
              </table:table-cell>
              <table:table-cell office:value-type="float" office:value="0.2774">
                <text:p>0.2774</text:p>
              </table:table-cell>
              <table:table-cell office:value-type="float" office:value="0.3599">
                <text:p>0.3599</text:p>
              </table:table-cell>
              <table:table-cell office:value-type="float" office:value="0.357229531200228">
                <text:p>0.357229531200228</text:p>
              </table:table-cell>
              <table:table-cell office:value-type="float" office:value="0.28">
                <text:p>0.28</text:p>
              </table:table-cell>
              <table:table-cell office:value-type="float" office:value="0.362770468799772">
                <text:p>0.3627704687997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493">
                <text:p>0.3493</text:p>
              </table:table-cell>
              <table:table-cell office:value-type="float" office:value="0.2954">
                <text:p>0.2954</text:p>
              </table:table-cell>
              <table:table-cell office:value-type="float" office:value="0.3553">
                <text:p>0.3553</text:p>
              </table:table-cell>
              <table:table-cell office:value-type="float" office:value="0.35963058588595">
                <text:p>0.35963058588595</text:p>
              </table:table-cell>
              <table:table-cell office:value-type="float" office:value="0.29">
                <text:p>0.29</text:p>
              </table:table-cell>
              <table:table-cell office:value-type="float" office:value="0.35036941411405">
                <text:p>0.35036941411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593">
                <text:p>0.3593</text:p>
              </table:table-cell>
              <table:table-cell office:value-type="float" office:value="0.3056">
                <text:p>0.3056</text:p>
              </table:table-cell>
              <table:table-cell office:value-type="float" office:value="0.3351">
                <text:p>0.3351</text:p>
              </table:table-cell>
              <table:table-cell office:value-type="float" office:value="0.361686812985466">
                <text:p>0.361686812985466</text:p>
              </table:table-cell>
              <table:table-cell office:value-type="float" office:value="0.3">
                <text:p>0.3</text:p>
              </table:table-cell>
              <table:table-cell office:value-type="float" office:value="0.338313187014534">
                <text:p>0.3383131870145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662">
                <text:p>0.3662</text:p>
              </table:table-cell>
              <table:table-cell office:value-type="float" office:value="0.3076">
                <text:p>0.3076</text:p>
              </table:table-cell>
              <table:table-cell office:value-type="float" office:value="0.3262">
                <text:p>0.3262</text:p>
              </table:table-cell>
              <table:table-cell office:value-type="float" office:value="0.363409706751648">
                <text:p>0.363409706751648</text:p>
              </table:table-cell>
              <table:table-cell office:value-type="float" office:value="0.31">
                <text:p>0.31</text:p>
              </table:table-cell>
              <table:table-cell office:value-type="float" office:value="0.326590293248352">
                <text:p>0.3265902932483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739">
                <text:p>0.3739</text:p>
              </table:table-cell>
              <table:table-cell office:value-type="float" office:value="0.3185">
                <text:p>0.3185</text:p>
              </table:table-cell>
              <table:table-cell office:value-type="float" office:value="0.3076">
                <text:p>0.3076</text:p>
              </table:table-cell>
              <table:table-cell office:value-type="float" office:value="0.364810019872669">
                <text:p>0.364810019872669</text:p>
              </table:table-cell>
              <table:table-cell office:value-type="float" office:value="0.32">
                <text:p>0.32</text:p>
              </table:table-cell>
              <table:table-cell office:value-type="float" office:value="0.315189980127331">
                <text:p>0.3151899801273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35">
                <text:p>0.3635</text:p>
              </table:table-cell>
              <table:table-cell office:value-type="float" office:value="0.3307">
                <text:p>0.3307</text:p>
              </table:table-cell>
              <table:table-cell office:value-type="float" office:value="0.3058">
                <text:p>0.3058</text:p>
              </table:table-cell>
              <table:table-cell office:value-type="float" office:value="0.36589783299369">
                <text:p>0.36589783299369</text:p>
              </table:table-cell>
              <table:table-cell office:value-type="float" office:value="0.33">
                <text:p>0.33</text:p>
              </table:table-cell>
              <table:table-cell office:value-type="float" office:value="0.30410216700631">
                <text:p>0.304102167006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79">
                <text:p>0.379</text:p>
              </table:table-cell>
              <table:table-cell office:value-type="float" office:value="0.3348">
                <text:p>0.3348</text:p>
              </table:table-cell>
              <table:table-cell office:value-type="float" office:value="0.2862">
                <text:p>0.2862</text:p>
              </table:table-cell>
              <table:table-cell office:value-type="float" office:value="0.36668261581168">
                <text:p>0.36668261581168</text:p>
              </table:table-cell>
              <table:table-cell office:value-type="float" office:value="0.34">
                <text:p>0.34</text:p>
              </table:table-cell>
              <table:table-cell office:value-type="float" office:value="0.29331738418832">
                <text:p>0.293317384188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73">
                <text:p>0.373</text:p>
              </table:table-cell>
              <table:table-cell office:value-type="float" office:value="0.3485">
                <text:p>0.3485</text:p>
              </table:table-cell>
              <table:table-cell office:value-type="float" office:value="0.2785">
                <text:p>0.2785</text:p>
              </table:table-cell>
              <table:table-cell office:value-type="float" office:value="0.367173280982612">
                <text:p>0.367173280982612</text:p>
              </table:table-cell>
              <table:table-cell office:value-type="float" office:value="0.35">
                <text:p>0.35</text:p>
              </table:table-cell>
              <table:table-cell office:value-type="float" office:value="0.282826719017388">
                <text:p>0.282826719017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679">
                <text:p>0.3679</text:p>
              </table:table-cell>
              <table:table-cell office:value-type="float" office:value="0.36">
                <text:p>0.36</text:p>
              </table:table-cell>
              <table:table-cell office:value-type="float" office:value="0.2721">
                <text:p>0.2721</text:p>
              </table:table-cell>
              <table:table-cell office:value-type="float" office:value="0.367378231867829">
                <text:p>0.367378231867829</text:p>
              </table:table-cell>
              <table:table-cell office:value-type="float" office:value="0.36">
                <text:p>0.36</text:p>
              </table:table-cell>
              <table:table-cell office:value-type="float" office:value="0.272621768132171">
                <text:p>0.2726217681321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36">
                <text:p>0.3636</text:p>
              </table:table-cell>
              <table:table-cell office:value-type="float" office:value="0.38">
                <text:p>0.38</text:p>
              </table:table-cell>
              <table:table-cell office:value-type="float" office:value="0.2564">
                <text:p>0.2564</text:p>
              </table:table-cell>
              <table:table-cell office:value-type="float" office:value="0.367305404975269">
                <text:p>0.367305404975269</text:p>
              </table:table-cell>
              <table:table-cell office:value-type="float" office:value="0.37">
                <text:p>0.37</text:p>
              </table:table-cell>
              <table:table-cell office:value-type="float" office:value="0.262694595024731">
                <text:p>0.2626945950247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2">
                <text:p>0.372</text:p>
              </table:table-cell>
              <table:table-cell office:value-type="float" office:value="0.3772">
                <text:p>0.3772</text:p>
              </table:table-cell>
              <table:table-cell office:value-type="float" office:value="0.2508">
                <text:p>0.2508</text:p>
              </table:table-cell>
              <table:table-cell office:value-type="float" office:value="0.366962307812438">
                <text:p>0.366962307812438</text:p>
              </table:table-cell>
              <table:table-cell office:value-type="float" office:value="0.38">
                <text:p>0.38</text:p>
              </table:table-cell>
              <table:table-cell office:value-type="float" office:value="0.253037692187561">
                <text:p>0.2530376921875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3">
                <text:p>0.373</text:p>
              </table:table-cell>
              <table:table-cell office:value-type="float" office:value="0.3841">
                <text:p>0.3841</text:p>
              </table:table-cell>
              <table:table-cell office:value-type="float" office:value="0.2429">
                <text:p>0.2429</text:p>
              </table:table-cell>
              <table:table-cell office:value-type="float" office:value="0.366356052754871">
                <text:p>0.366356052754871</text:p>
              </table:table-cell>
              <table:table-cell office:value-type="float" office:value="0.39">
                <text:p>0.39</text:p>
              </table:table-cell>
              <table:table-cell office:value-type="float" office:value="0.243643947245129">
                <text:p>0.243643947245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98">
                <text:p>0.3698</text:p>
              </table:table-cell>
              <table:table-cell office:value-type="float" office:value="0.3997">
                <text:p>0.3997</text:p>
              </table:table-cell>
              <table:table-cell office:value-type="float" office:value="0.2305">
                <text:p>0.2305</text:p>
              </table:table-cell>
              <table:table-cell office:value-type="float" office:value="0.365493387440893">
                <text:p>0.365493387440893</text:p>
              </table:table-cell>
              <table:table-cell office:value-type="float" office:value="0.4">
                <text:p>0.4</text:p>
              </table:table-cell>
              <table:table-cell office:value-type="float" office:value="0.234506612559107">
                <text:p>0.2345066125591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614">
                <text:p>0.3614</text:p>
              </table:table-cell>
              <table:table-cell office:value-type="float" office:value="0.4149">
                <text:p>0.4149</text:p>
              </table:table-cell>
              <table:table-cell office:value-type="float" office:value="0.2237">
                <text:p>0.2237</text:p>
              </table:table-cell>
              <table:table-cell office:value-type="float" office:value="0.364380722126916">
                <text:p>0.364380722126916</text:p>
              </table:table-cell>
              <table:table-cell office:value-type="float" office:value="0.41">
                <text:p>0.41</text:p>
              </table:table-cell>
              <table:table-cell office:value-type="float" office:value="0.225619277873084">
                <text:p>0.2256192778730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11">
                <text:p>0.3611</text:p>
              </table:table-cell>
              <table:table-cell office:value-type="float" office:value="0.4201">
                <text:p>0.4201</text:p>
              </table:table-cell>
              <table:table-cell office:value-type="float" office:value="0.2188">
                <text:p>0.2188</text:p>
              </table:table-cell>
              <table:table-cell office:value-type="float" office:value="0.363024154373914">
                <text:p>0.363024154373914</text:p>
              </table:table-cell>
              <table:table-cell office:value-type="float" office:value="0.42">
                <text:p>0.42</text:p>
              </table:table-cell>
              <table:table-cell office:value-type="float" office:value="0.216975845626086">
                <text:p>0.21697584562608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653">
                <text:p>0.3653</text:p>
              </table:table-cell>
              <table:table-cell office:value-type="float" office:value="0.4369">
                <text:p>0.4369</text:p>
              </table:table-cell>
              <table:table-cell office:value-type="float" office:value="0.1978">
                <text:p>0.1978</text:p>
              </table:table-cell>
              <table:table-cell office:value-type="float" office:value="0.361429491382816">
                <text:p>0.361429491382816</text:p>
              </table:table-cell>
              <table:table-cell office:value-type="float" office:value="0.43">
                <text:p>0.43</text:p>
              </table:table-cell>
              <table:table-cell office:value-type="float" office:value="0.208570508617184">
                <text:p>0.2085705086171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61">
                <text:p>0.3661</text:p>
              </table:table-cell>
              <table:table-cell office:value-type="float" office:value="0.4395">
                <text:p>0.4395</text:p>
              </table:table-cell>
              <table:table-cell office:value-type="float" office:value="0.1944">
                <text:p>0.1944</text:p>
              </table:table-cell>
              <table:table-cell office:value-type="float" office:value="0.359602270252184">
                <text:p>0.359602270252184</text:p>
              </table:table-cell>
              <table:table-cell office:value-type="float" office:value="0.44">
                <text:p>0.44</text:p>
              </table:table-cell>
              <table:table-cell office:value-type="float" office:value="0.200397729747816">
                <text:p>0.2003977297478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604">
                <text:p>0.3604</text:p>
              </table:table-cell>
              <table:table-cell office:value-type="float" office:value="0.453">
                <text:p>0.453</text:p>
              </table:table-cell>
              <table:table-cell office:value-type="float" office:value="0.1866">
                <text:p>0.1866</text:p>
              </table:table-cell>
              <table:table-cell office:value-type="float" office:value="0.357547776394279">
                <text:p>0.357547776394279</text:p>
              </table:table-cell>
              <table:table-cell office:value-type="float" office:value="0.45">
                <text:p>0.45</text:p>
              </table:table-cell>
              <table:table-cell office:value-type="float" office:value="0.192452223605721">
                <text:p>0.1924522236057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73">
                <text:p>0.3573</text:p>
              </table:table-cell>
              <table:table-cell office:value-type="float" office:value="0.4611">
                <text:p>0.4611</text:p>
              </table:table-cell>
              <table:table-cell office:value-type="float" office:value="0.1816">
                <text:p>0.1816</text:p>
              </table:table-cell>
              <table:table-cell office:value-type="float" office:value="0.355271060314152">
                <text:p>0.355271060314152</text:p>
              </table:table-cell>
              <table:table-cell office:value-type="float" office:value="0.46">
                <text:p>0.46</text:p>
              </table:table-cell>
              <table:table-cell office:value-type="float" office:value="0.184728939685848">
                <text:p>0.1847289396858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497">
                <text:p>0.3497</text:p>
              </table:table-cell>
              <table:table-cell office:value-type="float" office:value="0.4737">
                <text:p>0.4737</text:p>
              </table:table-cell>
              <table:table-cell office:value-type="float" office:value="0.1766">
                <text:p>0.1766</text:p>
              </table:table-cell>
              <table:table-cell office:value-type="float" office:value="0.352776952929677">
                <text:p>0.352776952929677</text:p>
              </table:table-cell>
              <table:table-cell office:value-type="float" office:value="0.47">
                <text:p>0.47</text:p>
              </table:table-cell>
              <table:table-cell office:value-type="float" office:value="0.177223047070323">
                <text:p>0.1772230470703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76">
                <text:p>0.3576</text:p>
              </table:table-cell>
              <table:table-cell office:value-type="float" office:value="0.4758">
                <text:p>0.4758</text:p>
              </table:table-cell>
              <table:table-cell office:value-type="float" office:value="0.1666">
                <text:p>0.1666</text:p>
              </table:table-cell>
              <table:table-cell office:value-type="float" office:value="0.350070079587756">
                <text:p>0.350070079587756</text:p>
              </table:table-cell>
              <table:table-cell office:value-type="float" office:value="0.48">
                <text:p>0.48</text:p>
              </table:table-cell>
              <table:table-cell office:value-type="float" office:value="0.169929920412244">
                <text:p>0.1699299204122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47">
                <text:p>0.3447</text:p>
              </table:table-cell>
              <table:table-cell office:value-type="float" office:value="0.4952">
                <text:p>0.4952</text:p>
              </table:table-cell>
              <table:table-cell office:value-type="float" office:value="0.1601">
                <text:p>0.1601</text:p>
              </table:table-cell>
              <table:table-cell office:value-type="float" office:value="0.347154872912501">
                <text:p>0.347154872912501</text:p>
              </table:table-cell>
              <table:table-cell office:value-type="float" office:value="0.49">
                <text:p>0.49</text:p>
              </table:table-cell>
              <table:table-cell office:value-type="float" office:value="0.162845127087499">
                <text:p>0.162845127087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559">
                <text:p>0.3559</text:p>
              </table:table-cell>
              <table:table-cell office:value-type="float" office:value="0.4959">
                <text:p>0.4959</text:p>
              </table:table-cell>
              <table:table-cell office:value-type="float" office:value="0.1482">
                <text:p>0.1482</text:p>
              </table:table-cell>
              <table:table-cell office:value-type="float" office:value="0.344035584604592">
                <text:p>0.344035584604592</text:p>
              </table:table-cell>
              <table:table-cell office:value-type="float" office:value="0.5">
                <text:p>0.5</text:p>
              </table:table-cell>
              <table:table-cell office:value-type="float" office:value="0.155964415395408">
                <text:p>0.1559644153954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358">
                <text:p>0.3358</text:p>
              </table:table-cell>
              <table:table-cell office:value-type="float" office:value="0.5194">
                <text:p>0.5194</text:p>
              </table:table-cell>
              <table:table-cell office:value-type="float" office:value="0.1448">
                <text:p>0.1448</text:p>
              </table:table-cell>
              <table:table-cell office:value-type="float" office:value="0.340716296296684">
                <text:p>0.340716296296684</text:p>
              </table:table-cell>
              <table:table-cell office:value-type="float" office:value="0.51">
                <text:p>0.51</text:p>
              </table:table-cell>
              <table:table-cell office:value-type="float" office:value="0.149283703703316">
                <text:p>0.1492837037033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09">
                <text:p>0.3409</text:p>
              </table:table-cell>
              <table:table-cell office:value-type="float" office:value="0.5219">
                <text:p>0.5219</text:p>
              </table:table-cell>
              <table:table-cell office:value-type="float" office:value="0.1372">
                <text:p>0.1372</text:p>
              </table:table-cell>
              <table:table-cell office:value-type="float" office:value="0.337200929557404">
                <text:p>0.337200929557404</text:p>
              </table:table-cell>
              <table:table-cell office:value-type="float" office:value="0.52">
                <text:p>0.52</text:p>
              </table:table-cell>
              <table:table-cell office:value-type="float" office:value="0.142799070442596">
                <text:p>0.1427990704425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366">
                <text:p>0.3366</text:p>
              </table:table-cell>
              <table:table-cell office:value-type="float" office:value="0.5277">
                <text:p>0.5277</text:p>
              </table:table-cell>
              <table:table-cell office:value-type="float" office:value="0.1357">
                <text:p>0.1357</text:p>
              </table:table-cell>
              <table:table-cell office:value-type="float" office:value="0.333493255125815">
                <text:p>0.333493255125815</text:p>
              </table:table-cell>
              <table:table-cell office:value-type="float" office:value="0.53">
                <text:p>0.53</text:p>
              </table:table-cell>
              <table:table-cell office:value-type="float" office:value="0.136506744874185">
                <text:p>0.1365067448741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334">
                <text:p>0.3334</text:p>
              </table:table-cell>
              <table:table-cell office:value-type="float" office:value="0.5472">
                <text:p>0.5472</text:p>
              </table:table-cell>
              <table:table-cell office:value-type="float" office:value="0.1194">
                <text:p>0.1194</text:p>
              </table:table-cell>
              <table:table-cell office:value-type="float" office:value="0.329596901448944">
                <text:p>0.329596901448944</text:p>
              </table:table-cell>
              <table:table-cell office:value-type="float" office:value="0.54">
                <text:p>0.54</text:p>
              </table:table-cell>
              <table:table-cell office:value-type="float" office:value="0.130403098551056">
                <text:p>0.1304030985510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7">
                <text:p>0.337</text:p>
              </table:table-cell>
              <table:table-cell office:value-type="float" office:value="0.5454">
                <text:p>0.5454</text:p>
              </table:table-cell>
              <table:table-cell office:value-type="float" office:value="0.1176">
                <text:p>0.1176</text:p>
              </table:table-cell>
              <table:table-cell office:value-type="float" office:value="0.325515362586887">
                <text:p>0.325515362586887</text:p>
              </table:table-cell>
              <table:table-cell office:value-type="float" office:value="0.55">
                <text:p>0.55</text:p>
              </table:table-cell>
              <table:table-cell office:value-type="float" office:value="0.124484637413113">
                <text:p>0.1244846374131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98">
                <text:p>0.3298</text:p>
              </table:table-cell>
              <table:table-cell office:value-type="float" office:value="0.5589">
                <text:p>0.5589</text:p>
              </table:table-cell>
              <table:table-cell office:value-type="float" office:value="0.1113">
                <text:p>0.1113</text:p>
              </table:table-cell>
              <table:table-cell office:value-type="float" office:value="0.321252005543013">
                <text:p>0.321252005543013</text:p>
              </table:table-cell>
              <table:table-cell office:value-type="float" office:value="0.56">
                <text:p>0.56</text:p>
              </table:table-cell>
              <table:table-cell office:value-type="float" office:value="0.118747994456987">
                <text:p>0.1187479944569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177">
                <text:p>0.3177</text:p>
              </table:table-cell>
              <table:table-cell office:value-type="float" office:value="0.5803">
                <text:p>0.5803</text:p>
              </table:table-cell>
              <table:table-cell office:value-type="float" office:value="0.102">
                <text:p>0.102</text:p>
              </table:table-cell>
              <table:table-cell office:value-type="float" office:value="0.316810077070566">
                <text:p>0.316810077070566</text:p>
              </table:table-cell>
              <table:table-cell office:value-type="float" office:value="0.57">
                <text:p>0.57</text:p>
              </table:table-cell>
              <table:table-cell office:value-type="float" office:value="0.113189922929434">
                <text:p>0.1131899229294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212">
                <text:p>0.3212</text:p>
              </table:table-cell>
              <table:table-cell office:value-type="float" office:value="0.5761">
                <text:p>0.5761</text:p>
              </table:table-cell>
              <table:table-cell office:value-type="float" office:value="0.1027">
                <text:p>0.1027</text:p>
              </table:table-cell>
              <table:table-cell office:value-type="float" office:value="0.312192710001629">
                <text:p>0.312192710001629</text:p>
              </table:table-cell>
              <table:table-cell office:value-type="float" office:value="0.58">
                <text:p>0.58</text:p>
              </table:table-cell>
              <table:table-cell office:value-type="float" office:value="0.107807289998371">
                <text:p>0.1078072899983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14">
                <text:p>0.314</text:p>
              </table:table-cell>
              <table:table-cell office:value-type="float" office:value="0.5924">
                <text:p>0.5924</text:p>
              </table:table-cell>
              <table:table-cell office:value-type="float" office:value="0.0936">
                <text:p>0.0936</text:p>
              </table:table-cell>
              <table:table-cell office:value-type="float" office:value="0.307402929139588">
                <text:p>0.307402929139588</text:p>
              </table:table-cell>
              <table:table-cell office:value-type="float" office:value="0.59">
                <text:p>0.59</text:p>
              </table:table-cell>
              <table:table-cell office:value-type="float" office:value="0.102597070860412">
                <text:p>0.1025970708604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07">
                <text:p>0.307</text:p>
              </table:table-cell>
              <table:table-cell office:value-type="float" office:value="0.5977">
                <text:p>0.5977</text:p>
              </table:table-cell>
              <table:table-cell office:value-type="float" office:value="0.0953">
                <text:p>0.0953</text:p>
              </table:table-cell>
              <table:table-cell office:value-type="float" office:value="0.302443656752123">
                <text:p>0.302443656752123</text:p>
              </table:table-cell>
              <table:table-cell office:value-type="float" office:value="0.6">
                <text:p>0.6</text:p>
              </table:table-cell>
              <table:table-cell office:value-type="float" office:value="0.0975563432478766">
                <text:p>0.09755634324787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979">
                <text:p>0.2979</text:p>
              </table:table-cell>
              <table:table-cell office:value-type="float" office:value="0.6144">
                <text:p>0.6144</text:p>
              </table:table-cell>
              <table:table-cell office:value-type="float" office:value="0.0877">
                <text:p>0.0877</text:p>
              </table:table-cell>
              <table:table-cell office:value-type="float" office:value="0.297317717697992">
                <text:p>0.297317717697992</text:p>
              </table:table-cell>
              <table:table-cell office:value-type="float" office:value="0.61">
                <text:p>0.61</text:p>
              </table:table-cell>
              <table:table-cell office:value-type="float" office:value="0.0926822823020078">
                <text:p>0.09268228230200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99">
                <text:p>0.299</text:p>
              </table:table-cell>
              <table:table-cell office:value-type="float" office:value="0.6184">
                <text:p>0.6184</text:p>
              </table:table-cell>
              <table:table-cell office:value-type="float" office:value="0.0826">
                <text:p>0.0826</text:p>
              </table:table-cell>
              <table:table-cell office:value-type="float" office:value="0.292027844217631">
                <text:p>0.292027844217631</text:p>
              </table:table-cell>
              <table:table-cell office:value-type="float" office:value="0.62">
                <text:p>0.62</text:p>
              </table:table-cell>
              <table:table-cell office:value-type="float" office:value="0.0879721557823686">
                <text:p>0.08797215578236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855">
                <text:p>0.2855</text:p>
              </table:table-cell>
              <table:table-cell office:value-type="float" office:value="0.6318">
                <text:p>0.6318</text:p>
              </table:table-cell>
              <table:table-cell office:value-type="float" office:value="0.0827">
                <text:p>0.0827</text:p>
              </table:table-cell>
              <table:table-cell office:value-type="float" office:value="0.28657668041469">
                <text:p>0.28657668041469</text:p>
              </table:table-cell>
              <table:table-cell office:value-type="float" office:value="0.63">
                <text:p>0.63</text:p>
              </table:table-cell>
              <table:table-cell office:value-type="float" office:value="0.08342331958531">
                <text:p>0.083423319585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831">
                <text:p>0.2831</text:p>
              </table:table-cell>
              <table:table-cell office:value-type="float" office:value="0.6476">
                <text:p>0.6476</text:p>
              </table:table-cell>
              <table:table-cell office:value-type="float" office:value="0.0693">
                <text:p>0.0693</text:p>
              </table:table-cell>
              <table:table-cell office:value-type="float" office:value="0.280966786453018">
                <text:p>0.280966786453018</text:p>
              </table:table-cell>
              <table:table-cell office:value-type="float" office:value="0.64">
                <text:p>0.64</text:p>
              </table:table-cell>
              <table:table-cell office:value-type="float" office:value="0.0790332135469816">
                <text:p>0.07903321354698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821">
                <text:p>0.2821</text:p>
              </table:table-cell>
              <table:table-cell office:value-type="float" office:value="0.6489">
                <text:p>0.6489</text:p>
              </table:table-cell>
              <table:table-cell office:value-type="float" office:value="0.069">
                <text:p>0.069</text:p>
              </table:table-cell>
              <table:table-cell office:value-type="float" office:value="0.275200642491347">
                <text:p>0.275200642491347</text:p>
              </table:table-cell>
              <table:table-cell office:value-type="float" office:value="0.65">
                <text:p>0.65</text:p>
              </table:table-cell>
              <table:table-cell office:value-type="float" office:value="0.0747993575086532">
                <text:p>0.074799357508653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757">
                <text:p>0.2757</text:p>
              </table:table-cell>
              <table:table-cell office:value-type="float" office:value="0.6621">
                <text:p>0.6621</text:p>
              </table:table-cell>
              <table:table-cell office:value-type="float" office:value="0.0622">
                <text:p>0.0622</text:p>
              </table:table-cell>
              <table:table-cell office:value-type="float" office:value="0.269280652375829">
                <text:p>0.269280652375829</text:p>
              </table:table-cell>
              <table:table-cell office:value-type="float" office:value="0.66">
                <text:p>0.66</text:p>
              </table:table-cell>
              <table:table-cell office:value-type="float" office:value="0.0707193476241709">
                <text:p>0.07071934762417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83">
                <text:p>0.2683</text:p>
              </table:table-cell>
              <table:table-cell office:value-type="float" office:value="0.6747">
                <text:p>0.6747</text:p>
              </table:table-cell>
              <table:table-cell office:value-type="float" office:value="0.057">
                <text:p>0.057</text:p>
              </table:table-cell>
              <table:table-cell office:value-type="float" office:value="0.263209147108796">
                <text:p>0.263209147108796</text:p>
              </table:table-cell>
              <table:table-cell office:value-type="float" office:value="0.67">
                <text:p>0.67</text:p>
              </table:table-cell>
              <table:table-cell office:value-type="float" office:value="0.0667908528912038">
                <text:p>0.06679085289120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653">
                <text:p>0.2653</text:p>
              </table:table-cell>
              <table:table-cell office:value-type="float" office:value="0.6846">
                <text:p>0.6846</text:p>
              </table:table-cell>
              <table:table-cell office:value-type="float" office:value="0.0501">
                <text:p>0.0501</text:p>
              </table:table-cell>
              <table:table-cell office:value-type="float" office:value="0.25698838811042">
                <text:p>0.25698838811042</text:p>
              </table:table-cell>
              <table:table-cell office:value-type="float" office:value="0.68">
                <text:p>0.68</text:p>
              </table:table-cell>
              <table:table-cell office:value-type="float" office:value="0.0630116118895799">
                <text:p>0.06301161188957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517">
                <text:p>0.2517</text:p>
              </table:table-cell>
              <table:table-cell office:value-type="float" office:value="0.6972">
                <text:p>0.6972</text:p>
              </table:table-cell>
              <table:table-cell office:value-type="float" office:value="0.0511">
                <text:p>0.0511</text:p>
              </table:table-cell>
              <table:table-cell office:value-type="float" office:value="0.250620570288514">
                <text:p>0.250620570288514</text:p>
              </table:table-cell>
              <table:table-cell office:value-type="float" office:value="0.69">
                <text:p>0.69</text:p>
              </table:table-cell>
              <table:table-cell office:value-type="float" office:value="0.0593794297114857">
                <text:p>0.05937942971148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494">
                <text:p>0.2494</text:p>
              </table:table-cell>
              <table:table-cell office:value-type="float" office:value="0.7058">
                <text:p>0.7058</text:p>
              </table:table-cell>
              <table:table-cell office:value-type="float" office:value="0.0448">
                <text:p>0.0448</text:p>
              </table:table-cell>
              <table:table-cell office:value-type="float" office:value="0.244107824930377">
                <text:p>0.244107824930377</text:p>
              </table:table-cell>
              <table:table-cell office:value-type="float" office:value="0.7">
                <text:p>0.7</text:p>
              </table:table-cell>
              <table:table-cell office:value-type="float" office:value="0.0558921750696231">
                <text:p>0.05589217506962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462">
                <text:p>0.2462</text:p>
              </table:table-cell>
              <table:table-cell office:value-type="float" office:value="0.7103">
                <text:p>0.7103</text:p>
              </table:table-cell>
              <table:table-cell office:value-type="float" office:value="0.0435">
                <text:p>0.0435</text:p>
              </table:table-cell>
              <table:table-cell office:value-type="float" office:value="0.237452222429382">
                <text:p>0.237452222429382</text:p>
              </table:table-cell>
              <table:table-cell office:value-type="float" office:value="0.71">
                <text:p>0.71</text:p>
              </table:table-cell>
              <table:table-cell office:value-type="float" office:value="0.0525477775706178">
                <text:p>0.05254777757061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22">
                <text:p>0.2322</text:p>
              </table:table-cell>
              <table:table-cell office:value-type="float" office:value="0.7249">
                <text:p>0.7249</text:p>
              </table:table-cell>
              <table:table-cell office:value-type="float" office:value="0.0429">
                <text:p>0.0429</text:p>
              </table:table-cell>
              <table:table-cell office:value-type="float" office:value="0.230655774857965">
                <text:p>0.230655774857965</text:p>
              </table:table-cell>
              <table:table-cell office:value-type="float" office:value="0.72">
                <text:p>0.72</text:p>
              </table:table-cell>
              <table:table-cell office:value-type="float" office:value="0.0493442251420349">
                <text:p>0.04934422514203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305">
                <text:p>0.2305</text:p>
              </table:table-cell>
              <table:table-cell office:value-type="float" office:value="0.7318">
                <text:p>0.7318</text:p>
              </table:table-cell>
              <table:table-cell office:value-type="float" office:value="0.0377">
                <text:p>0.0377</text:p>
              </table:table-cell>
              <table:table-cell office:value-type="float" office:value="0.223720438397659">
                <text:p>0.223720438397659</text:p>
              </table:table-cell>
              <table:table-cell office:value-type="float" office:value="0.73">
                <text:p>0.73</text:p>
              </table:table-cell>
              <table:table-cell office:value-type="float" office:value="0.0462795616023409">
                <text:p>0.046279561602340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253">
                <text:p>0.2253</text:p>
              </table:table-cell>
              <table:table-cell office:value-type="float" office:value="0.7385">
                <text:p>0.7385</text:p>
              </table:table-cell>
              <table:table-cell office:value-type="float" office:value="0.0362">
                <text:p>0.0362</text:p>
              </table:table-cell>
              <table:table-cell office:value-type="float" office:value="0.216648115635983">
                <text:p>0.216648115635983</text:p>
              </table:table-cell>
              <table:table-cell office:value-type="float" office:value="0.74">
                <text:p>0.74</text:p>
              </table:table-cell>
              <table:table-cell office:value-type="float" office:value="0.0433518843640169">
                <text:p>0.04335188436401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205">
                <text:p>0.2205</text:p>
              </table:table-cell>
              <table:table-cell office:value-type="float" office:value="0.7438">
                <text:p>0.7438</text:p>
              </table:table-cell>
              <table:table-cell office:value-type="float" office:value="0.0357">
                <text:p>0.0357</text:p>
              </table:table-cell>
              <table:table-cell office:value-type="float" office:value="0.209440657739172">
                <text:p>0.209440657739172</text:p>
              </table:table-cell>
              <table:table-cell office:value-type="float" office:value="0.75">
                <text:p>0.75</text:p>
              </table:table-cell>
              <table:table-cell office:value-type="float" office:value="0.0405593422608279">
                <text:p>0.040559342260827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137">
                <text:p>0.2137</text:p>
              </table:table-cell>
              <table:table-cell office:value-type="float" office:value="0.7558">
                <text:p>0.7558</text:p>
              </table:table-cell>
              <table:table-cell office:value-type="float" office:value="0.0305">
                <text:p>0.0305</text:p>
              </table:table-cell>
              <table:table-cell office:value-type="float" office:value="0.202099866509028">
                <text:p>0.202099866509028</text:p>
              </table:table-cell>
              <table:table-cell office:value-type="float" office:value="0.76">
                <text:p>0.76</text:p>
              </table:table-cell>
              <table:table-cell office:value-type="float" office:value="0.0379001334909723">
                <text:p>0.037900133490972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985">
                <text:p>0.1985</text:p>
              </table:table-cell>
              <table:table-cell office:value-type="float" office:value="0.7751">
                <text:p>0.7751</text:p>
              </table:table-cell>
              <table:table-cell office:value-type="float" office:value="0.0264">
                <text:p>0.0264</text:p>
              </table:table-cell>
              <table:table-cell office:value-type="float" office:value="0.194627496331515">
                <text:p>0.194627496331515</text:p>
              </table:table-cell>
              <table:table-cell office:value-type="float" office:value="0.77">
                <text:p>0.77</text:p>
              </table:table-cell>
              <table:table-cell office:value-type="float" office:value="0.0353725036684851">
                <text:p>0.035372503668485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917">
                <text:p>0.1917</text:p>
              </table:table-cell>
              <table:table-cell office:value-type="float" office:value="0.7842">
                <text:p>0.7842</text:p>
              </table:table-cell>
              <table:table-cell office:value-type="float" office:value="0.0241">
                <text:p>0.0241</text:p>
              </table:table-cell>
              <table:table-cell office:value-type="float" office:value="0.187025256024132">
                <text:p>0.187025256024132</text:p>
              </table:table-cell>
              <table:table-cell office:value-type="float" office:value="0.78">
                <text:p>0.78</text:p>
              </table:table-cell>
              <table:table-cell office:value-type="float" office:value="0.032974743975868">
                <text:p>0.03297474397586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906">
                <text:p>0.1906</text:p>
              </table:table-cell>
              <table:table-cell office:value-type="float" office:value="0.7868">
                <text:p>0.7868</text:p>
              </table:table-cell>
              <table:table-cell office:value-type="float" office:value="0.0226">
                <text:p>0.0226</text:p>
              </table:table-cell>
              <table:table-cell office:value-type="float" office:value="0.179294810588544">
                <text:p>0.179294810588544</text:p>
              </table:table-cell>
              <table:table-cell office:value-type="float" office:value="0.79">
                <text:p>0.79</text:p>
              </table:table-cell>
              <table:table-cell office:value-type="float" office:value="0.030705189411456">
                <text:p>0.0307051894114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48">
                <text:p>0.1848</text:p>
              </table:table-cell>
              <table:table-cell office:value-type="float" office:value="0.796">
                <text:p>0.796</text:p>
              </table:table-cell>
              <table:table-cell office:value-type="float" office:value="0.0192">
                <text:p>0.0192</text:p>
              </table:table-cell>
              <table:table-cell office:value-type="float" office:value="0.171437782874475">
                <text:p>0.171437782874475</text:p>
              </table:table-cell>
              <table:table-cell office:value-type="float" office:value="0.8">
                <text:p>0.8</text:p>
              </table:table-cell>
              <table:table-cell office:value-type="float" office:value="0.0285622171255251">
                <text:p>0.02856221712552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678">
                <text:p>0.1678</text:p>
              </table:table-cell>
              <table:table-cell office:value-type="float" office:value="0.8139">
                <text:p>0.8139</text:p>
              </table:table-cell>
              <table:table-cell office:value-type="float" office:value="0.0183">
                <text:p>0.0183</text:p>
              </table:table-cell>
              <table:table-cell office:value-type="float" office:value="0.163455755160406">
                <text:p>0.163455755160406</text:p>
              </table:table-cell>
              <table:table-cell office:value-type="float" office:value="0.81">
                <text:p>0.81</text:p>
              </table:table-cell>
              <table:table-cell office:value-type="float" office:value="0.0265442448395941">
                <text:p>0.02654424483959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598">
                <text:p>0.1598</text:p>
              </table:table-cell>
              <table:table-cell office:value-type="float" office:value="0.8224">
                <text:p>0.8224</text:p>
              </table:table-cell>
              <table:table-cell office:value-type="float" office:value="0.0178">
                <text:p>0.0178</text:p>
              </table:table-cell>
              <table:table-cell office:value-type="float" office:value="0.155350270656213">
                <text:p>0.155350270656213</text:p>
              </table:table-cell>
              <table:table-cell office:value-type="float" office:value="0.82">
                <text:p>0.82</text:p>
              </table:table-cell>
              <table:table-cell office:value-type="float" office:value="0.0246497293437867">
                <text:p>0.02464972934378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525">
                <text:p>0.1525</text:p>
              </table:table-cell>
              <table:table-cell office:value-type="float" office:value="0.8314">
                <text:p>0.8314</text:p>
              </table:table-cell>
              <table:table-cell office:value-type="float" office:value="0.0161">
                <text:p>0.0161</text:p>
              </table:table-cell>
              <table:table-cell office:value-type="float" office:value="0.147122834932509">
                <text:p>0.147122834932509</text:p>
              </table:table-cell>
              <table:table-cell office:value-type="float" office:value="0.83">
                <text:p>0.83</text:p>
              </table:table-cell>
              <table:table-cell office:value-type="float" office:value="0.0228771650674915">
                <text:p>0.02287716506749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554">
                <text:p>0.1554</text:p>
              </table:table-cell>
              <table:table-cell office:value-type="float" office:value="0.8328">
                <text:p>0.8328</text:p>
              </table:table-cell>
              <table:table-cell office:value-type="float" office:value="0.0118">
                <text:p>0.0118</text:p>
              </table:table-cell>
              <table:table-cell office:value-type="float" office:value="0.138774917281093">
                <text:p>0.138774917281093</text:p>
              </table:table-cell>
              <table:table-cell office:value-type="float" office:value="0.84">
                <text:p>0.84</text:p>
              </table:table-cell>
              <table:table-cell office:value-type="float" office:value="0.021225082718907">
                <text:p>0.0212250827189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362">
                <text:p>0.1362</text:p>
              </table:table-cell>
              <table:table-cell office:value-type="float" office:value="0.8516">
                <text:p>0.8516</text:p>
              </table:table-cell>
              <table:table-cell office:value-type="float" office:value="0.0122">
                <text:p>0.0122</text:p>
              </table:table-cell>
              <table:table-cell office:value-type="float" office:value="0.13030795201063">
                <text:p>0.13030795201063</text:p>
              </table:table-cell>
              <table:table-cell office:value-type="float" office:value="0.85">
                <text:p>0.85</text:p>
              </table:table-cell>
              <table:table-cell office:value-type="float" office:value="0.0196920479893701">
                <text:p>0.01969204798937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356">
                <text:p>0.1356</text:p>
              </table:table-cell>
              <table:table-cell office:value-type="float" office:value="0.855">
                <text:p>0.855</text:p>
              </table:table-cell>
              <table:table-cell office:value-type="float" office:value="0.0094">
                <text:p>0.0094</text:p>
              </table:table-cell>
              <table:table-cell office:value-type="float" office:value="0.121723339681343">
                <text:p>0.121723339681343</text:p>
              </table:table-cell>
              <table:table-cell office:value-type="float" office:value="0.86">
                <text:p>0.86</text:p>
              </table:table-cell>
              <table:table-cell office:value-type="float" office:value="0.0182766603186568">
                <text:p>0.018276660318656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194">
                <text:p>0.1194</text:p>
              </table:table-cell>
              <table:table-cell office:value-type="float" office:value="0.8719">
                <text:p>0.8719</text:p>
              </table:table-cell>
              <table:table-cell office:value-type="float" office:value="0.0087">
                <text:p>0.0087</text:p>
              </table:table-cell>
              <table:table-cell office:value-type="float" office:value="0.113022448282289">
                <text:p>0.113022448282289</text:p>
              </table:table-cell>
              <table:table-cell office:value-type="float" office:value="0.87">
                <text:p>0.87</text:p>
              </table:table-cell>
              <table:table-cell office:value-type="float" office:value="0.016977551717711">
                <text:p>0.0169775517177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155">
                <text:p>0.1155</text:p>
              </table:table-cell>
              <table:table-cell office:value-type="float" office:value="0.8781">
                <text:p>0.8781</text:p>
              </table:table-cell>
              <table:table-cell office:value-type="float" office:value="0.0064">
                <text:p>0.0064</text:p>
              </table:table-cell>
              <table:table-cell office:value-type="float" office:value="0.104206614354499">
                <text:p>0.104206614354499</text:p>
              </table:table-cell>
              <table:table-cell office:value-type="float" office:value="0.88">
                <text:p>0.88</text:p>
              </table:table-cell>
              <table:table-cell office:value-type="float" office:value="0.0157933856455007">
                <text:p>0.01579338564550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033">
                <text:p>0.1033</text:p>
              </table:table-cell>
              <table:table-cell office:value-type="float" office:value="0.8907">
                <text:p>0.8907</text:p>
              </table:table-cell>
              <table:table-cell office:value-type="float" office:value="0.006">
                <text:p>0.006</text:p>
              </table:table-cell>
              <table:table-cell office:value-type="float" office:value="0.0952771440630731">
                <text:p>0.0952771440630731</text:p>
              </table:table-cell>
              <table:table-cell office:value-type="float" office:value="0.89">
                <text:p>0.89</text:p>
              </table:table-cell>
              <table:table-cell office:value-type="float" office:value="0.0147228559369269">
                <text:p>0.01472285593692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942">
                <text:p>0.0942</text:p>
              </table:table-cell>
              <table:table-cell office:value-type="float" office:value="0.9008">
                <text:p>0.9008</text:p>
              </table:table-cell>
              <table:table-cell office:value-type="float" office:value="0.005">
                <text:p>0.005</text:p>
              </table:table-cell>
              <table:table-cell office:value-type="float" office:value="0.0862353142210852">
                <text:p>0.0862353142210852</text:p>
              </table:table-cell>
              <table:table-cell office:value-type="float" office:value="0.9">
                <text:p>0.9</text:p>
              </table:table-cell>
              <table:table-cell office:value-type="float" office:value="0.0137646857789148">
                <text:p>0.013764685778914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38">
                <text:p>0.0838</text:p>
              </table:table-cell>
              <table:table-cell office:value-type="float" office:value="0.9113">
                <text:p>0.9113</text:p>
              </table:table-cell>
              <table:table-cell office:value-type="float" office:value="0.0049">
                <text:p>0.0049</text:p>
              </table:table-cell>
              <table:table-cell office:value-type="float" office:value="0.0770823732679861">
                <text:p>0.0770823732679861</text:p>
              </table:table-cell>
              <table:table-cell office:value-type="float" office:value="0.91">
                <text:p>0.91</text:p>
              </table:table-cell>
              <table:table-cell office:value-type="float" office:value="0.0129176267320139">
                <text:p>0.012917626732013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772">
                <text:p>0.0772</text:p>
              </table:table-cell>
              <table:table-cell office:value-type="float" office:value="0.9188">
                <text:p>0.9188</text:p>
              </table:table-cell>
              <table:table-cell office:value-type="float" office:value="0.004">
                <text:p>0.004</text:p>
              </table:table-cell>
              <table:table-cell office:value-type="float" office:value="0.0678195422049969">
                <text:p>0.0678195422049969</text:p>
              </table:table-cell>
              <table:table-cell office:value-type="float" office:value="0.92">
                <text:p>0.92</text:p>
              </table:table-cell>
              <table:table-cell office:value-type="float" office:value="0.012180457795003">
                <text:p>0.0121804577950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69">
                <text:p>0.069</text:p>
              </table:table-cell>
              <table:table-cell office:value-type="float" office:value="0.9282">
                <text:p>0.9282</text:p>
              </table:table-cell>
              <table:table-cell office:value-type="float" office:value="0.0028">
                <text:p>0.0028</text:p>
              </table:table-cell>
              <table:table-cell office:value-type="float" office:value="0.0584480154898339">
                <text:p>0.0584480154898339</text:p>
              </table:table-cell>
              <table:table-cell office:value-type="float" office:value="0.93">
                <text:p>0.93</text:p>
              </table:table-cell>
              <table:table-cell office:value-type="float" office:value="0.0115519845101661">
                <text:p>0.011551984510166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61">
                <text:p>0.061</text:p>
              </table:table-cell>
              <table:table-cell office:value-type="float" office:value="0.9379">
                <text:p>0.9379</text:p>
              </table:table-cell>
              <table:table-cell office:value-type="float" office:value="0.0011">
                <text:p>0.0011</text:p>
              </table:table-cell>
              <table:table-cell office:value-type="float" office:value="0.0489689618929504">
                <text:p>0.0489689618929504</text:p>
              </table:table-cell>
              <table:table-cell office:value-type="float" office:value="0.94">
                <text:p>0.94</text:p>
              </table:table-cell>
              <table:table-cell office:value-type="float" office:value="0.0110310381070497">
                <text:p>0.01103103810704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65">
                <text:p>0.0465</text:p>
              </table:table-cell>
              <table:table-cell office:value-type="float" office:value="0.9527">
                <text:p>0.9527</text:p>
              </table:table-cell>
              <table:table-cell office:value-type="float" office:value="0.0008">
                <text:p>0.0008</text:p>
              </table:table-cell>
              <table:table-cell office:value-type="float" office:value="0.0393835253173434">
                <text:p>0.0393835253173434</text:p>
              </table:table-cell>
              <table:table-cell office:value-type="float" office:value="0.95">
                <text:p>0.95</text:p>
              </table:table-cell>
              <table:table-cell office:value-type="float" office:value="0.0106164746826566">
                <text:p>0.01061647468265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364">
                <text:p>0.0364</text:p>
              </table:table-cell>
              <table:table-cell office:value-type="float" office:value="0.9633">
                <text:p>0.9633</text:p>
              </table:table-cell>
              <table:table-cell office:value-type="float" office:value="0.0003">
                <text:p>0.0003</text:p>
              </table:table-cell>
              <table:table-cell office:value-type="float" office:value="0.0296928255838418">
                <text:p>0.0296928255838418</text:p>
              </table:table-cell>
              <table:table-cell office:value-type="float" office:value="0.96">
                <text:p>0.96</text:p>
              </table:table-cell>
              <table:table-cell office:value-type="float" office:value="0.0103071744161583">
                <text:p>0.010307174416158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309">
                <text:p>0.0309</text:p>
              </table:table-cell>
              <table:table-cell office:value-type="float" office:value="0.9686">
                <text:p>0.9686</text:p>
              </table:table-cell>
              <table:table-cell office:value-type="float" office:value="0.0005">
                <text:p>0.0005</text:p>
              </table:table-cell>
              <table:table-cell office:value-type="float" office:value="0.0198979591836735">
                <text:p>0.0198979591836735</text:p>
              </table:table-cell>
              <table:table-cell office:value-type="float" office:value="0.97">
                <text:p>0.97</text:p>
              </table:table-cell>
              <table:table-cell office:value-type="float" office:value="0.0101020408163266">
                <text:p>0.010102040816326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195">
                <text:p>0.0195</text:p>
              </table:table-cell>
              <table:table-cell office:value-type="float" office:value="0.9804">
                <text:p>0.9804</text:p>
              </table:table-cell>
              <table:table-cell office:value-type="float" office:value="0.0001">
                <text:p>0.0001</text:p>
              </table:table-cell>
              <table:table-cell office:value-type="float" office:value="0.01">
                <text:p>0.01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06">
                <text:p>0.0106</text:p>
              </table:table-cell>
              <table:table-cell office:value-type="float" office:value="0.9894">
                <text:p>0.9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